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434970" table:style-name="ce7">
            <text:p>9.434.97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316870" table:style-name="ce9">
            <text:p>13.316.870</text:p>
          </table:table-cell>
          <table:table-cell office:value-type="float" office:value="12919521" table:style-name="ce9">
            <text:p>12.919.521</text:p>
          </table:table-cell>
          <table:table-cell office:value-type="percentage" office:value="0.97016198250790164" table:style-name="ce10">
            <text:p>97,0%</text:p>
          </table:table-cell>
          <table:table-cell office:value-type="float" office:value="6840955" table:style-name="ce8">
            <text:p>6.840.955</text:p>
          </table:table-cell>
          <table:table-cell office:value-type="float" office:value="6733541" table:style-name="ce8">
            <text:p>6.733.541</text:p>
          </table:table-cell>
          <table:table-cell office:value-type="float" office:value="94695" table:style-name="ce8">
            <text:p>94.695</text:p>
          </table:table-cell>
          <table:table-cell office:value-type="date" office:date-value="2021-10-26T00:00:00" table:style-name="ce11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31845" table:style-name="ce7">
            <text:p>1.531.845</text:p>
          </table:table-cell>
          <table:table-cell office:value-type="float" office:value="275200" table:style-name="ce7">
            <text:p>275.200</text:p>
          </table:table-cell>
          <table:table-cell office:value-type="float" office:value="265100" table:style-name="ce7">
            <text:p>265.100</text:p>
          </table:table-cell>
          <table:table-cell office:value-type="float" office:value="64700" table:style-name="ce13">
            <text:p>64.700</text:p>
          </table:table-cell>
          <table:table-cell office:value-type="float" office:value="2136845" table:style-name="ce14">
            <text:p>2.136.845</text:p>
          </table:table-cell>
          <table:table-cell office:value-type="float" office:value="2004883" table:style-name="ce14">
            <text:p>2.004.883</text:p>
          </table:table-cell>
          <table:table-cell office:value-type="percentage" office:value="0.93824446789542526" table:style-name="ce15">
            <text:p>93,8%</text:p>
          </table:table-cell>
          <table:table-cell office:value-type="float" office:value="1065901" table:style-name="ce13">
            <text:p>1.065.901</text:p>
          </table:table-cell>
          <table:table-cell office:value-type="float" office:value="1046620" table:style-name="ce13">
            <text:p>1.046.620</text:p>
          </table:table-cell>
          <table:table-cell office:value-type="float" office:value="19742" table:style-name="ce13">
            <text:p>19.742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78475" table:style-name="ce14">
            <text:p>1.678.475</text:p>
          </table:table-cell>
          <table:table-cell office:value-type="percentage" office:value="1.0168723968193867" table:style-name="ce15">
            <text:p>101,7%</text:p>
          </table:table-cell>
          <table:table-cell office:value-type="float" office:value="873559" table:style-name="ce13">
            <text:p>873.559</text:p>
          </table:table-cell>
          <table:table-cell office:value-type="float" office:value="864705" table:style-name="ce13">
            <text:p>864.705</text:p>
          </table:table-cell>
          <table:table-cell office:value-type="float" office:value="14454" table:style-name="ce13">
            <text:p>14.454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06667" table:style-name="ce14">
            <text:p>1.606.667</text:p>
          </table:table-cell>
          <table:table-cell office:value-type="percentage" office:value="0.84952650363516191" table:style-name="ce15">
            <text:p>85,0%</text:p>
          </table:table-cell>
          <table:table-cell office:value-type="float" office:value="856202" table:style-name="ce13">
            <text:p>856.202</text:p>
          </table:table-cell>
          <table:table-cell office:value-type="float" office:value="838992" table:style-name="ce13">
            <text:p>838.992</text:p>
          </table:table-cell>
          <table:table-cell office:value-type="float" office:value="6422" table:style-name="ce13">
            <text:p>6.422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57350" table:style-name="ce14">
            <text:p>3.157.350</text:p>
          </table:table-cell>
          <table:table-cell office:value-type="percentage" office:value="0.89625131995776131" table:style-name="ce15">
            <text:p>89,6%</text:p>
          </table:table-cell>
          <table:table-cell office:value-type="float" office:value="1678135" table:style-name="ce13">
            <text:p>1.678.135</text:p>
          </table:table-cell>
          <table:table-cell office:value-type="float" office:value="1637834" table:style-name="ce13">
            <text:p>1.637.834</text:p>
          </table:table-cell>
          <table:table-cell office:value-type="float" office:value="13450" table:style-name="ce13">
            <text:p>13.450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21658" table:style-name="ce14">
            <text:p>921.658</text:p>
          </table:table-cell>
          <table:table-cell office:value-type="percentage" office:value="0.93133927172962949" table:style-name="ce15">
            <text:p>93,1%</text:p>
          </table:table-cell>
          <table:table-cell office:value-type="float" office:value="482155" table:style-name="ce13">
            <text:p>482.155</text:p>
          </table:table-cell>
          <table:table-cell office:value-type="float" office:value="476345" table:style-name="ce13">
            <text:p>476.345</text:p>
          </table:table-cell>
          <table:table-cell office:value-type="float" office:value="7699" table:style-name="ce13">
            <text:p>7.699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916525" table:style-name="ce7">
            <text:p>2.916.525</text:p>
          </table:table-cell>
          <table:table-cell office:value-type="float" office:value="412400" table:style-name="ce7">
            <text:p>412.400</text:p>
          </table:table-cell>
          <table:table-cell office:value-type="float" office:value="481200" table:style-name="ce7">
            <text:p>481.200</text:p>
          </table:table-cell>
          <table:table-cell office:value-type="float" office:value="102200" table:style-name="ce13">
            <text:p>102.200</text:p>
          </table:table-cell>
          <table:table-cell office:value-type="float" office:value="3912325" table:style-name="ce14">
            <text:p>3.912.325</text:p>
          </table:table-cell>
          <table:table-cell office:value-type="float" office:value="3793355" table:style-name="ce14">
            <text:p>3.793.355</text:p>
          </table:table-cell>
          <table:table-cell office:value-type="percentage" office:value="0.96959097212015877" table:style-name="ce15">
            <text:p>97,0%</text:p>
          </table:table-cell>
          <table:table-cell office:value-type="float" office:value="1999544" table:style-name="ce13">
            <text:p>1.999.544</text:p>
          </table:table-cell>
          <table:table-cell office:value-type="float" office:value="1959795" table:style-name="ce13">
            <text:p>1.959.795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4900" table:style-name="ce7">
            <text:p>394.900</text:p>
          </table:table-cell>
          <table:table-cell office:value-type="float" office:value="95075" table:style-name="ce13">
            <text:p>95.075</text:p>
          </table:table-cell>
          <table:table-cell office:value-type="float" office:value="3267280" table:style-name="ce14">
            <text:p>3.267.280</text:p>
          </table:table-cell>
          <table:table-cell office:value-type="float" office:value="3027406" table:style-name="ce14">
            <text:p>3.027.406</text:p>
          </table:table-cell>
          <table:table-cell office:value-type="percentage" office:value="0.92658296809578611" table:style-name="ce15">
            <text:p>92,7%</text:p>
          </table:table-cell>
          <table:table-cell office:value-type="float" office:value="1617753" table:style-name="ce13">
            <text:p>1.617.753</text:p>
          </table:table-cell>
          <table:table-cell office:value-type="float" office:value="1557183" table:style-name="ce13">
            <text:p>1.557.183</text:p>
          </table:table-cell>
          <table:table-cell office:value-type="float" office:value="22555" table:style-name="ce13">
            <text:p>22.555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162824" table:style-name="ce14">
            <text:p>11.162.824</text:p>
          </table:table-cell>
          <table:table-cell office:value-type="percentage" office:value="0.94094564716215656" table:style-name="ce15">
            <text:p>94,1%</text:p>
          </table:table-cell>
          <table:table-cell office:value-type="float" office:value="5967042" table:style-name="ce13">
            <text:p>5.967.042</text:p>
          </table:table-cell>
          <table:table-cell office:value-type="float" office:value="5836802" table:style-name="ce13">
            <text:p>5.836.802</text:p>
          </table:table-cell>
          <table:table-cell office:value-type="float" office:value="76378" table:style-name="ce13">
            <text:p>76.378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661148" table:style-name="ce14">
            <text:p>7.661.148</text:p>
          </table:table-cell>
          <table:table-cell office:value-type="percentage" office:value="0.94716079786957841" table:style-name="ce15">
            <text:p>94,7%</text:p>
          </table:table-cell>
          <table:table-cell office:value-type="float" office:value="4071828" table:style-name="ce13">
            <text:p>4.071.828</text:p>
          </table:table-cell>
          <table:table-cell office:value-type="float" office:value="4005835" table:style-name="ce13">
            <text:p>4.005.835</text:p>
          </table:table-cell>
          <table:table-cell office:value-type="float" office:value="41537" table:style-name="ce13">
            <text:p>41.537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26825" table:style-name="ce7">
            <text:p>1.226.82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682775" table:style-name="ce14">
            <text:p>1.682.775</text:p>
          </table:table-cell>
          <table:table-cell office:value-type="float" office:value="1708711" table:style-name="ce14">
            <text:p>1.708.711</text:p>
          </table:table-cell>
          <table:table-cell office:value-type="percentage" office:value="1.0154126368647027" table:style-name="ce15">
            <text:p>101,5%</text:p>
          </table:table-cell>
          <table:table-cell office:value-type="float" office:value="897424" table:style-name="ce13">
            <text:p>897.424</text:p>
          </table:table-cell>
          <table:table-cell office:value-type="float" office:value="882950" table:style-name="ce13">
            <text:p>882.950</text:p>
          </table:table-cell>
          <table:table-cell office:value-type="float" office:value="18824" table:style-name="ce13">
            <text:p>18.824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155029" table:style-name="ce7">
            <text:p>3.155.02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378529" table:style-name="ce14">
            <text:p>4.378.529</text:p>
          </table:table-cell>
          <table:table-cell office:value-type="float" office:value="4411215" table:style-name="ce14">
            <text:p>4.411.215</text:p>
          </table:table-cell>
          <table:table-cell office:value-type="percentage" office:value="1.0074650641802303" table:style-name="ce15">
            <text:p>100,7%</text:p>
          </table:table-cell>
          <table:table-cell office:value-type="float" office:value="2308540" table:style-name="ce13">
            <text:p>2.308.540</text:p>
          </table:table-cell>
          <table:table-cell office:value-type="float" office:value="2286545" table:style-name="ce13">
            <text:p>2.286.545</text:p>
          </table:table-cell>
          <table:table-cell office:value-type="float" office:value="26857" table:style-name="ce13">
            <text:p>26.857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2918" table:style-name="ce14">
            <text:p>482.918</text:p>
          </table:table-cell>
          <table:table-cell office:value-type="percentage" office:value="0.94585018557872158" table:style-name="ce15">
            <text:p>94,6%</text:p>
          </table:table-cell>
          <table:table-cell office:value-type="float" office:value="260202" table:style-name="ce13">
            <text:p>260.202</text:p>
          </table:table-cell>
          <table:table-cell office:value-type="float" office:value="254788" table:style-name="ce13">
            <text:p>254.788</text:p>
          </table:table-cell>
          <table:table-cell office:value-type="float" office:value="3617" table:style-name="ce13">
            <text:p>3.617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79" table:style-name="ce7">
            <text:p>7.637.679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29" table:style-name="ce14">
            <text:p>10.831.929</text:p>
          </table:table-cell>
          <table:table-cell office:value-type="float" office:value="9881151" table:style-name="ce14">
            <text:p>9.881.151</text:p>
          </table:table-cell>
          <table:table-cell office:value-type="percentage" office:value="0.91222449851730014" table:style-name="ce15">
            <text:p>91,2%</text:p>
          </table:table-cell>
          <table:table-cell office:value-type="float" office:value="5332655" table:style-name="ce13">
            <text:p>5.332.655</text:p>
          </table:table-cell>
          <table:table-cell office:value-type="float" office:value="5216609" table:style-name="ce13">
            <text:p>5.216.609</text:p>
          </table:table-cell>
          <table:table-cell office:value-type="float" office:value="55969" table:style-name="ce13">
            <text:p>55.969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27619" table:style-name="ce14">
            <text:p>2.227.619</text:p>
          </table:table-cell>
          <table:table-cell office:value-type="percentage" office:value="0.92540799900298065" table:style-name="ce15">
            <text:p>92,5%</text:p>
          </table:table-cell>
          <table:table-cell office:value-type="float" office:value="1189924" table:style-name="ce13">
            <text:p>1.189.924</text:p>
          </table:table-cell>
          <table:table-cell office:value-type="float" office:value="1157565" table:style-name="ce13">
            <text:p>1.157.565</text:p>
          </table:table-cell>
          <table:table-cell office:value-type="float" office:value="6270" table:style-name="ce13">
            <text:p>6.270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982793" table:style-name="ce14">
            <text:p>982.793</text:p>
          </table:table-cell>
          <table:table-cell office:value-type="percentage" office:value="0.9394154897603173" table:style-name="ce15">
            <text:p>93,9%</text:p>
          </table:table-cell>
          <table:table-cell office:value-type="float" office:value="527505" table:style-name="ce13">
            <text:p>527.505</text:p>
          </table:table-cell>
          <table:table-cell office:value-type="float" office:value="520904" table:style-name="ce13">
            <text:p>520.904</text:p>
          </table:table-cell>
          <table:table-cell office:value-type="float" office:value="3339" table:style-name="ce13">
            <text:p>3.339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597220" table:style-name="ce7">
            <text:p>2.597.22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668820" table:style-name="ce14">
            <text:p>3.668.820</text:p>
          </table:table-cell>
          <table:table-cell office:value-type="float" office:value="3368671" table:style-name="ce14">
            <text:p>3.368.671</text:p>
          </table:table-cell>
          <table:table-cell office:value-type="percentage" office:value="0.91818922705393013" table:style-name="ce15">
            <text:p>91,8%</text:p>
          </table:table-cell>
          <table:table-cell office:value-type="float" office:value="1811211" table:style-name="ce13">
            <text:p>1.811.211</text:p>
          </table:table-cell>
          <table:table-cell office:value-type="float" office:value="1779532" table:style-name="ce13">
            <text:p>1.779.532</text:p>
          </table:table-cell>
          <table:table-cell office:value-type="float" office:value="14409" table:style-name="ce13">
            <text:p>14.409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4150" table:style-name="ce13">
            <text:p>4.150</text:p>
          </table:table-cell>
          <table:table-cell office:value-type="float" office:value="140230" table:style-name="ce14">
            <text:p>140.230</text:p>
          </table:table-cell>
          <table:table-cell office:value-type="float" office:value="114878" table:style-name="ce14">
            <text:p>114.878</text:p>
          </table:table-cell>
          <table:table-cell office:value-type="percentage" office:value="0.81921129572844609" table:style-name="ce15">
            <text:p>81,9%</text:p>
          </table:table-cell>
          <table:table-cell office:value-type="float" office:value="62652" table:style-name="ce13">
            <text:p>62.652</text:p>
          </table:table-cell>
          <table:table-cell office:value-type="float" office:value="59893" table:style-name="ce13">
            <text:p>59.893</text:p>
          </table:table-cell>
          <table:table-cell office:value-type="float" office:value="499" table:style-name="ce13">
            <text:p>499</text:p>
          </table:table-cell>
          <table:table-cell office:value-type="date" office:date-value="2021-10-26T00:00:00" table:style-name="ce16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2314" table:style-name="ce14">
            <text:p>102.314</text:p>
          </table:table-cell>
          <table:table-cell office:value-type="percentage" office:value="0.72511693834160174" table:style-name="ce15">
            <text:p>72,5%</text:p>
          </table:table-cell>
          <table:table-cell office:value-type="float" office:value="57453" table:style-name="ce13">
            <text:p>57.453</text:p>
          </table:table-cell>
          <table:table-cell office:value-type="float" office:value="54799" table:style-name="ce13">
            <text:p>54.799</text:p>
          </table:table-cell>
          <table:table-cell office:value-type="float" office:value="218" table:style-name="ce13">
            <text:p>218</text:p>
          </table:table-cell>
          <table:table-cell office:value-type="date" office:date-value="2021-10-26T00:00:00" table:style-name="ce17">
            <text:p>2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058" table:style-name="ce14">
            <text:p>173.058</text:p>
          </table:table-cell>
          <table:table-cell office:value-type="percentage" office:value="0.81539592344443501" table:style-name="ce15">
            <text:p>81,5%</text:p>
          </table:table-cell>
          <table:table-cell office:value-type="float" office:value="92851" table:style-name="ce13">
            <text:p>92.851</text:p>
          </table:table-cell>
          <table:table-cell office:value-type="float" office:value="86794" table:style-name="ce13">
            <text:p>86.794</text:p>
          </table:table-cell>
          <table:table-cell office:value-type="float" office:value="0" table:style-name="ce13">
            <text:p>0</text:p>
          </table:table-cell>
          <table:table-cell office:value-type="date" office:date-value="2021-10-21T00:00:00" table:style-name="ce17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140" table:style-name="ce13">
            <text:p>4.140</text:p>
          </table:table-cell>
          <table:table-cell office:value-type="float" office:value="9050" table:style-name="ce14">
            <text:p>9.050</text:p>
          </table:table-cell>
          <table:table-cell office:value-type="float" office:value="6986" table:style-name="ce14">
            <text:p>6.986</text:p>
          </table:table-cell>
          <table:table-cell office:value-type="percentage" office:value="0.77193370165745856" table:style-name="ce15">
            <text:p>77,2%</text:p>
          </table:table-cell>
          <table:table-cell office:value-type="float" office:value="5249" table:style-name="ce13">
            <text:p>5.249</text:p>
          </table:table-cell>
          <table:table-cell office:value-type="float" office:value="5016" table:style-name="ce13">
            <text:p>5.016</text:p>
          </table:table-cell>
          <table:table-cell office:value-type="float" office:value="0" table:style-name="ce13">
            <text:p>0</text:p>
          </table:table-cell>
          <table:table-cell office:value-type="date" office:date-value="2021-10-25T00:00:00" table:style-name="ce17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3616591" table:style-name="ce19">
            <text:p>53.616.591</text:p>
          </table:table-cell>
          <table:table-cell office:value-type="float" office:value="10772860" table:style-name="ce20">
            <text:p>10.772.860</text:p>
          </table:table-cell>
          <table:table-cell office:value-type="float" office:value="9117110" table:style-name="ce21">
            <text:p>9.117.110</text:p>
          </table:table-cell>
          <table:table-cell office:value-type="float" office:value="2161615" table:style-name="ce22">
            <text:p>2.161.615</text:p>
          </table:table-cell>
          <table:table-cell office:value-type="float" office:value="75668176" table:style-name="ce23">
            <text:p>75.668.176</text:p>
          </table:table-cell>
          <table:table-cell office:value-type="float" office:value="71393601" table:style-name="ce23">
            <text:p>71.393.601</text:p>
          </table:table-cell>
          <table:table-cell office:value-type="percentage" office:value="0.94350894621802439" table:style-name="ce24">
            <text:p>94,4%</text:p>
          </table:table-cell>
          <table:table-cell office:value-type="float" office:value="37998740" table:style-name="ce23">
            <text:p>37.998.740</text:p>
          </table:table-cell>
          <table:table-cell office:value-type="float" office:value="37263047" table:style-name="ce23">
            <text:p>37.263.047</text:p>
          </table:table-cell>
          <table:table-cell office:value-type="float" office:value="489784" table:style-name="ce23">
            <text:p>489.78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40955" table:style-name="ce31">
            <text:p>6.840.955</text:p>
          </table:table-cell>
          <table:table-cell office:value-type="percentage" office:value="0.91800562938013075" table:style-name="ce32">
            <text:p>91,8%</text:p>
          </table:table-cell>
          <table:table-cell office:value-type="float" office:value="6733541" table:style-name="ce31">
            <text:p>6.733.541</text:p>
          </table:table-cell>
          <table:table-cell office:value-type="percentage" office:value="0.90359146400786372" table:style-name="ce32">
            <text:p>90,4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5901" table:style-name="ce31">
            <text:p>1.065.901</text:p>
          </table:table-cell>
          <table:table-cell office:value-type="percentage" office:value="0.89939281127703707" table:style-name="ce32">
            <text:p>89,9%</text:p>
          </table:table-cell>
          <table:table-cell office:value-type="float" office:value="1046620" table:style-name="ce31">
            <text:p>1.046.620</text:p>
          </table:table-cell>
          <table:table-cell office:value-type="percentage" office:value="0.88312376490759692" table:style-name="ce32">
            <text:p>88,3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559" table:style-name="ce31">
            <text:p>873.559</text:p>
          </table:table-cell>
          <table:table-cell office:value-type="percentage" office:value="0.93536111494795626" table:style-name="ce32">
            <text:p>93,5%</text:p>
          </table:table-cell>
          <table:table-cell office:value-type="float" office:value="864705" table:style-name="ce31">
            <text:p>864.705</text:p>
          </table:table-cell>
          <table:table-cell office:value-type="percentage" office:value="0.92588071658705662" table:style-name="ce32">
            <text:p>92,6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6202" table:style-name="ce31">
            <text:p>856.202</text:p>
          </table:table-cell>
          <table:table-cell office:value-type="percentage" office:value="0.82735462624665779" table:style-name="ce32">
            <text:p>82,7%</text:p>
          </table:table-cell>
          <table:table-cell office:value-type="float" office:value="838992" table:style-name="ce31">
            <text:p>838.992</text:p>
          </table:table-cell>
          <table:table-cell office:value-type="percentage" office:value="0.81072446990772729" table:style-name="ce32">
            <text:p>81,1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78135" table:style-name="ce31">
            <text:p>1.678.135</text:p>
          </table:table-cell>
          <table:table-cell office:value-type="percentage" office:value="0.85585335178863042" table:style-name="ce32">
            <text:p>85,6%</text:p>
          </table:table-cell>
          <table:table-cell office:value-type="float" office:value="1637834" table:style-name="ce31">
            <text:p>1.637.834</text:p>
          </table:table-cell>
          <table:table-cell office:value-type="percentage" office:value="0.83529973367659915" table:style-name="ce32">
            <text:p>83,5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2155" table:style-name="ce31">
            <text:p>482.155</text:p>
          </table:table-cell>
          <table:table-cell office:value-type="percentage" office:value="0.91992017201937704" table:style-name="ce32">
            <text:p>92,0%</text:p>
          </table:table-cell>
          <table:table-cell office:value-type="float" office:value="476345" table:style-name="ce31">
            <text:p>476.345</text:p>
          </table:table-cell>
          <table:table-cell office:value-type="percentage" office:value="0.90883507241565498" table:style-name="ce32">
            <text:p>90,9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1999544" table:style-name="ce31">
            <text:p>1.999.544</text:p>
          </table:table-cell>
          <table:table-cell office:value-type="percentage" office:value="0.9188012606990088" table:style-name="ce32">
            <text:p>91,9%</text:p>
          </table:table-cell>
          <table:table-cell office:value-type="float" office:value="1959795" table:style-name="ce31">
            <text:p>1.959.795</text:p>
          </table:table-cell>
          <table:table-cell office:value-type="percentage" office:value="0.90053638065059527" table:style-name="ce32">
            <text:p>90,1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7753" table:style-name="ce31">
            <text:p>1.617.753</text:p>
          </table:table-cell>
          <table:table-cell office:value-type="percentage" office:value="0.89438705782448313" table:style-name="ce32">
            <text:p>89,4%</text:p>
          </table:table-cell>
          <table:table-cell office:value-type="float" office:value="1557183" table:style-name="ce31">
            <text:p>1.557.183</text:p>
          </table:table-cell>
          <table:table-cell office:value-type="percentage" office:value="0.86090047236154232" table:style-name="ce32">
            <text:p>86,1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67042" table:style-name="ce31">
            <text:p>5.967.042</text:p>
          </table:table-cell>
          <table:table-cell office:value-type="percentage" office:value="0.86877245805403325" table:style-name="ce32">
            <text:p>86,9%</text:p>
          </table:table-cell>
          <table:table-cell office:value-type="float" office:value="5836802" table:style-name="ce31">
            <text:p>5.836.802</text:p>
          </table:table-cell>
          <table:table-cell office:value-type="percentage" office:value="0.84981014390625997" table:style-name="ce32">
            <text:p>85,0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71828" table:style-name="ce31">
            <text:p>4.071.828</text:p>
          </table:table-cell>
          <table:table-cell office:value-type="percentage" office:value="0.90717727398200587" table:style-name="ce32">
            <text:p>90,7%</text:p>
          </table:table-cell>
          <table:table-cell office:value-type="float" office:value="4005835" table:style-name="ce31">
            <text:p>4.005.835</text:p>
          </table:table-cell>
          <table:table-cell office:value-type="percentage" office:value="0.89247445504125134" table:style-name="ce32">
            <text:p>89,2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7424" table:style-name="ce31">
            <text:p>897.424</text:p>
          </table:table-cell>
          <table:table-cell office:value-type="percentage" office:value="0.94125149328167457" table:style-name="ce32">
            <text:p>94,1%</text:p>
          </table:table-cell>
          <table:table-cell office:value-type="float" office:value="882950" table:style-name="ce31">
            <text:p>882.950</text:p>
          </table:table-cell>
          <table:table-cell office:value-type="percentage" office:value="0.92607062658571049" table:style-name="ce32">
            <text:p>92,6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8540" table:style-name="ce31">
            <text:p>2.308.540</text:p>
          </table:table-cell>
          <table:table-cell office:value-type="percentage" office:value="0.94053486315118739" table:style-name="ce32">
            <text:p>94,1%</text:p>
          </table:table-cell>
          <table:table-cell office:value-type="float" office:value="2286545" table:style-name="ce31">
            <text:p>2.286.545</text:p>
          </table:table-cell>
          <table:table-cell office:value-type="percentage" office:value="0.93157376032645389" table:style-name="ce32">
            <text:p>93,2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202" table:style-name="ce31">
            <text:p>260.202</text:p>
          </table:table-cell>
          <table:table-cell office:value-type="percentage" office:value="0.91630101771313877" table:style-name="ce32">
            <text:p>91,6%</text:p>
          </table:table-cell>
          <table:table-cell office:value-type="float" office:value="254788" table:style-name="ce31">
            <text:p>254.788</text:p>
          </table:table-cell>
          <table:table-cell office:value-type="percentage" office:value="0.89723562348135366" table:style-name="ce32">
            <text:p>89,7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32655" table:style-name="ce31">
            <text:p>5.332.655</text:p>
          </table:table-cell>
          <table:table-cell office:value-type="percentage" office:value="0.89205607218677618" table:style-name="ce32">
            <text:p>89,2%</text:p>
          </table:table-cell>
          <table:table-cell office:value-type="float" office:value="5216609" table:style-name="ce31">
            <text:p>5.216.609</text:p>
          </table:table-cell>
          <table:table-cell office:value-type="percentage" office:value="0.8726436896206835" table:style-name="ce32">
            <text:p>87,3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89924" table:style-name="ce31">
            <text:p>1.189.924</text:p>
          </table:table-cell>
          <table:table-cell office:value-type="percentage" office:value="0.90824394700706867" table:style-name="ce32">
            <text:p>90,8%</text:p>
          </table:table-cell>
          <table:table-cell office:value-type="float" office:value="1157565" table:style-name="ce31">
            <text:p>1.157.565</text:p>
          </table:table-cell>
          <table:table-cell office:value-type="percentage" office:value="0.88354500330881425" table:style-name="ce32">
            <text:p>88,4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7505" table:style-name="ce31">
            <text:p>527.505</text:p>
          </table:table-cell>
          <table:table-cell office:value-type="percentage" office:value="0.90737313237717465" table:style-name="ce32">
            <text:p>90,7%</text:p>
          </table:table-cell>
          <table:table-cell office:value-type="float" office:value="520904" table:style-name="ce31">
            <text:p>520.904</text:p>
          </table:table-cell>
          <table:table-cell office:value-type="percentage" office:value="0.89601860484317641" table:style-name="ce32">
            <text:p>89,6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1211" table:style-name="ce31">
            <text:p>1.811.211</text:p>
          </table:table-cell>
          <table:table-cell office:value-type="percentage" office:value="0.91293499863655359" table:style-name="ce32">
            <text:p>91,3%</text:p>
          </table:table-cell>
          <table:table-cell office:value-type="float" office:value="1779532" table:style-name="ce31">
            <text:p>1.779.532</text:p>
          </table:table-cell>
          <table:table-cell office:value-type="percentage" office:value="0.89696730198397834" table:style-name="ce32">
            <text:p>89,7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652" table:style-name="ce31">
            <text:p>62.652</text:p>
          </table:table-cell>
          <table:table-cell office:value-type="percentage" office:value="0.88285774677658002" table:style-name="ce32">
            <text:p>88,3%</text:p>
          </table:table-cell>
          <table:table-cell office:value-type="float" office:value="59893" table:style-name="ce31">
            <text:p>59.893</text:p>
          </table:table-cell>
          <table:table-cell office:value-type="percentage" office:value="0.84397942647784119" table:style-name="ce32">
            <text:p>84,4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453" table:style-name="ce31">
            <text:p>57.453</text:p>
          </table:table-cell>
          <table:table-cell office:value-type="percentage" office:value="0.81003003087681702" table:style-name="ce32">
            <text:p>81,0%</text:p>
          </table:table-cell>
          <table:table-cell office:value-type="float" office:value="54799" table:style-name="ce31">
            <text:p>54.799</text:p>
          </table:table-cell>
          <table:table-cell office:value-type="percentage" office:value="0.77261127638275973" table:style-name="ce32">
            <text:p>77,3%</text:p>
          </table:table-cell>
          <table:table-cell office:value-type="date" office:date-value="2021-10-26T00:00:00" table:style-name="ce33">
            <text:p>26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51" table:style-name="ce31">
            <text:p>92.851</text:p>
          </table:table-cell>
          <table:table-cell office:value-type="string" table:style-name="ce32">
            <text:p>-</text:p>
          </table:table-cell>
          <table:table-cell office:value-type="float" office:value="86794" table:style-name="ce31">
            <text:p>86.794</text:p>
          </table:table-cell>
          <table:table-cell office:value-type="string" table:style-name="ce32">
            <text:p>-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249" table:style-name="ce31">
            <text:p>5.249</text:p>
          </table:table-cell>
          <table:table-cell office:value-type="string" table:style-name="ce32">
            <text:p>-</text:p>
          </table:table-cell>
          <table:table-cell office:value-type="float" office:value="5016" table:style-name="ce31">
            <text:p>5.016</text:p>
          </table:table-cell>
          <table:table-cell office:value-type="string" table:style-name="ce32">
            <text:p>-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7998740" table:style-name="ce34">
            <text:p>37.998.740</text:p>
          </table:table-cell>
          <table:table-cell office:value-type="percentage" office:value="0.90215802643253973" table:style-name="ce24">
            <text:p>90,2%</text:p>
          </table:table-cell>
          <table:table-cell office:value-type="float" office:value="37263047" table:style-name="ce34">
            <text:p>37.263.047</text:p>
          </table:table-cell>
          <table:table-cell office:value-type="percentage" office:value="0.88469135924988485" table:style-name="ce24">
            <text:p>88,5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780" table:style-name="ce43">
            <text:p>433.780</text:p>
          </table:table-cell>
          <table:table-cell office:value-type="percentage" office:value="1" table:style-name="ce44">
            <text:p>100,0%</text:p>
          </table:table-cell>
          <table:table-cell office:value-type="float" office:value="653537" table:style-name="ce43">
            <text:p>653.537</text:p>
          </table:table-cell>
          <table:table-cell office:value-type="percentage" office:value="1" table:style-name="ce44">
            <text:p>100,0%</text:p>
          </table:table-cell>
          <table:table-cell office:value-type="float" office:value="929011" table:style-name="ce43">
            <text:p>929.011</text:p>
          </table:table-cell>
          <table:table-cell office:value-type="percentage" office:value="1" table:style-name="ce44">
            <text:p>100,0%</text:p>
          </table:table-cell>
          <table:table-cell office:value-type="float" office:value="1215346" table:style-name="ce43">
            <text:p>1.215.346</text:p>
          </table:table-cell>
          <table:table-cell office:value-type="percentage" office:value="0.96073187717832353" table:style-name="ce44">
            <text:p>96,1%</text:p>
          </table:table-cell>
          <table:table-cell office:value-type="float" office:value="1250033" table:style-name="ce43">
            <text:p>1.250.033</text:p>
          </table:table-cell>
          <table:table-cell office:value-type="percentage" office:value="0.90247661925300016" table:style-name="ce44">
            <text:p>90,2%</text:p>
          </table:table-cell>
          <table:table-cell office:value-type="float" office:value="928577" table:style-name="ce43">
            <text:p>928.577</text:p>
          </table:table-cell>
          <table:table-cell office:value-type="percentage" office:value="0.81438620894092961" table:style-name="ce44">
            <text:p>81,4%</text:p>
          </table:table-cell>
          <table:table-cell office:value-type="float" office:value="765175" table:style-name="ce43">
            <text:p>765.175</text:p>
          </table:table-cell>
          <table:table-cell office:value-type="percentage" office:value="0.82394537576237892" table:style-name="ce44">
            <text:p>82,4%</text:p>
          </table:table-cell>
          <table:table-cell office:value-type="float" office:value="665496" table:style-name="ce43">
            <text:p>665.496</text:p>
          </table:table-cell>
          <table:table-cell office:value-type="percentage" office:value="0.88390199586403106" table:style-name="ce44">
            <text:p>88,4%</text:p>
          </table:table-cell>
          <table:table-cell office:value-type="float" office:value="6840955" table:style-name="ce43">
            <text:p>6.840.955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800562938013075" table:style-name="ce44">
            <text:p>91,8%</text:p>
          </table:table-cell>
          <table:table-cell office:value-type="percentage" office:value="0.80820213007142494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62" table:style-name="ce46">
            <text:p>101.262</text:p>
          </table:table-cell>
          <table:table-cell office:value-type="percentage" office:value="1" table:style-name="ce47">
            <text:p>100,0%</text:p>
          </table:table-cell>
          <table:table-cell office:value-type="float" office:value="119277" table:style-name="ce46">
            <text:p>119.277</text:p>
          </table:table-cell>
          <table:table-cell office:value-type="percentage" office:value="1" table:style-name="ce47">
            <text:p>100,0%</text:p>
          </table:table-cell>
          <table:table-cell office:value-type="float" office:value="154545" table:style-name="ce46">
            <text:p>154.545</text:p>
          </table:table-cell>
          <table:table-cell office:value-type="percentage" office:value="0.98834792507370484" table:style-name="ce47">
            <text:p>98,8%</text:p>
          </table:table-cell>
          <table:table-cell office:value-type="float" office:value="185975" table:style-name="ce46">
            <text:p>185.975</text:p>
          </table:table-cell>
          <table:table-cell office:value-type="percentage" office:value="0.93800752524386433" table:style-name="ce47">
            <text:p>93,8%</text:p>
          </table:table-cell>
          <table:table-cell office:value-type="float" office:value="187756" table:style-name="ce46">
            <text:p>187.756</text:p>
          </table:table-cell>
          <table:table-cell office:value-type="percentage" office:value="0.87351530405735478" table:style-name="ce47">
            <text:p>87,4%</text:p>
          </table:table-cell>
          <table:table-cell office:value-type="float" office:value="125434" table:style-name="ce46">
            <text:p>125.434</text:p>
          </table:table-cell>
          <table:table-cell office:value-type="percentage" office:value="0.76350997650438868" table:style-name="ce47">
            <text:p>76,4%</text:p>
          </table:table-cell>
          <table:table-cell office:value-type="float" office:value="103702" table:style-name="ce46">
            <text:p>103.702</text:p>
          </table:table-cell>
          <table:table-cell office:value-type="percentage" office:value="0.79525463761780968" table:style-name="ce47">
            <text:p>79,5%</text:p>
          </table:table-cell>
          <table:table-cell office:value-type="float" office:value="87950" table:style-name="ce46">
            <text:p>87.950</text:p>
          </table:table-cell>
          <table:table-cell office:value-type="percentage" office:value="0.85298082611605197" table:style-name="ce47">
            <text:p>85,3%</text:p>
          </table:table-cell>
          <table:table-cell office:value-type="float" office:value="1065901" table:style-name="ce46">
            <text:p>1.065.90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939281127703707" table:style-name="ce47">
            <text:p>89,9%</text:p>
          </table:table-cell>
          <table:table-cell office:value-type="percentage" office:value="0.80179646168809626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59" table:style-name="ce46">
            <text:p>88.959</text:p>
          </table:table-cell>
          <table:table-cell office:value-type="percentage" office:value="1" table:style-name="ce47">
            <text:p>100,0%</text:p>
          </table:table-cell>
          <table:table-cell office:value-type="float" office:value="114362" table:style-name="ce46">
            <text:p>114.362</text:p>
          </table:table-cell>
          <table:table-cell office:value-type="percentage" office:value="1" table:style-name="ce47">
            <text:p>100,0%</text:p>
          </table:table-cell>
          <table:table-cell office:value-type="float" office:value="148201" table:style-name="ce46">
            <text:p>148.201</text:p>
          </table:table-cell>
          <table:table-cell office:value-type="percentage" office:value="0.99030417234651058" table:style-name="ce47">
            <text:p>99,0%</text:p>
          </table:table-cell>
          <table:table-cell office:value-type="float" office:value="153195" table:style-name="ce46">
            <text:p>153.195</text:p>
          </table:table-cell>
          <table:table-cell office:value-type="percentage" office:value="0.94189799870884439" table:style-name="ce47">
            <text:p>94,2%</text:p>
          </table:table-cell>
          <table:table-cell office:value-type="float" office:value="150666" table:style-name="ce46">
            <text:p>150.666</text:p>
          </table:table-cell>
          <table:table-cell office:value-type="percentage" office:value="0.90222943476672679" table:style-name="ce47">
            <text:p>90,2%</text:p>
          </table:table-cell>
          <table:table-cell office:value-type="float" office:value="90984" table:style-name="ce46">
            <text:p>90.984</text:p>
          </table:table-cell>
          <table:table-cell office:value-type="percentage" office:value="0.79496028868249291" table:style-name="ce47">
            <text:p>79,5%</text:p>
          </table:table-cell>
          <table:table-cell office:value-type="float" office:value="66639" table:style-name="ce46">
            <text:p>66.639</text:p>
          </table:table-cell>
          <table:table-cell office:value-type="percentage" office:value="0.84234809318552417" table:style-name="ce47">
            <text:p>84,2%</text:p>
          </table:table-cell>
          <table:table-cell office:value-type="float" office:value="60553" table:style-name="ce46">
            <text:p>60.553</text:p>
          </table:table-cell>
          <table:table-cell office:value-type="percentage" office:value="0.94614062499999996" table:style-name="ce47">
            <text:p>94,6%</text:p>
          </table:table-cell>
          <table:table-cell office:value-type="float" office:value="873559" table:style-name="ce46">
            <text:p>873.559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36111494795626" table:style-name="ce47">
            <text:p>93,5%</text:p>
          </table:table-cell>
          <table:table-cell office:value-type="percentage" office:value="0.8574526101705563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91" table:style-name="ce46">
            <text:p>51.491</text:p>
          </table:table-cell>
          <table:table-cell office:value-type="percentage" office:value="1" table:style-name="ce47">
            <text:p>100,0%</text:p>
          </table:table-cell>
          <table:table-cell office:value-type="float" office:value="79256" table:style-name="ce46">
            <text:p>79.256</text:p>
          </table:table-cell>
          <table:table-cell office:value-type="percentage" office:value="0.98435093645983407" table:style-name="ce47">
            <text:p>98,4%</text:p>
          </table:table-cell>
          <table:table-cell office:value-type="float" office:value="110328" table:style-name="ce46">
            <text:p>110.328</text:p>
          </table:table-cell>
          <table:table-cell office:value-type="percentage" office:value="0.94111625764516216" table:style-name="ce47">
            <text:p>94,1%</text:p>
          </table:table-cell>
          <table:table-cell office:value-type="float" office:value="150188" table:style-name="ce46">
            <text:p>150.188</text:p>
          </table:table-cell>
          <table:table-cell office:value-type="percentage" office:value="0.90585475008594851" table:style-name="ce47">
            <text:p>90,6%</text:p>
          </table:table-cell>
          <table:table-cell office:value-type="float" office:value="167436" table:style-name="ce46">
            <text:p>167.436</text:p>
          </table:table-cell>
          <table:table-cell office:value-type="percentage" office:value="0.81211803736685872" table:style-name="ce47">
            <text:p>81,2%</text:p>
          </table:table-cell>
          <table:table-cell office:value-type="float" office:value="126240" table:style-name="ce46">
            <text:p>126.240</text:p>
          </table:table-cell>
          <table:table-cell office:value-type="percentage" office:value="0.6929144230927563" table:style-name="ce47">
            <text:p>69,3%</text:p>
          </table:table-cell>
          <table:table-cell office:value-type="float" office:value="96904" table:style-name="ce46">
            <text:p>96.904</text:p>
          </table:table-cell>
          <table:table-cell office:value-type="percentage" office:value="0.70249815139696392" table:style-name="ce47">
            <text:p>70,2%</text:p>
          </table:table-cell>
          <table:table-cell office:value-type="float" office:value="74359" table:style-name="ce46">
            <text:p>74.359</text:p>
          </table:table-cell>
          <table:table-cell office:value-type="percentage" office:value="0.77879136992040221" table:style-name="ce47">
            <text:p>77,9%</text:p>
          </table:table-cell>
          <table:table-cell office:value-type="float" office:value="856202" table:style-name="ce46">
            <text:p>856.202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735462624665779" table:style-name="ce47">
            <text:p>82,7%</text:p>
          </table:table-cell>
          <table:table-cell office:value-type="percentage" office:value="0.73083275645878987" table:style-name="ce47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63" table:style-name="ce46">
            <text:p>93.063</text:p>
          </table:table-cell>
          <table:table-cell office:value-type="percentage" office:value="1" table:style-name="ce47">
            <text:p>100,0%</text:p>
          </table:table-cell>
          <table:table-cell office:value-type="float" office:value="151417" table:style-name="ce46">
            <text:p>151.417</text:p>
          </table:table-cell>
          <table:table-cell office:value-type="percentage" office:value="0.97984870349638586" table:style-name="ce47">
            <text:p>98,0%</text:p>
          </table:table-cell>
          <table:table-cell office:value-type="float" office:value="224524" table:style-name="ce46">
            <text:p>224.524</text:p>
          </table:table-cell>
          <table:table-cell office:value-type="percentage" office:value="0.95504738570432002" table:style-name="ce47">
            <text:p>95,5%</text:p>
          </table:table-cell>
          <table:table-cell office:value-type="float" office:value="320735" table:style-name="ce46">
            <text:p>320.735</text:p>
          </table:table-cell>
          <table:table-cell office:value-type="percentage" office:value="0.91504713105400104" table:style-name="ce47">
            <text:p>91,5%</text:p>
          </table:table-cell>
          <table:table-cell office:value-type="float" office:value="317946" table:style-name="ce46">
            <text:p>317.946</text:p>
          </table:table-cell>
          <table:table-cell office:value-type="percentage" office:value="0.81960899557645317" table:style-name="ce47">
            <text:p>82,0%</text:p>
          </table:table-cell>
          <table:table-cell office:value-type="float" office:value="229569" table:style-name="ce46">
            <text:p>229.569</text:p>
          </table:table-cell>
          <table:table-cell office:value-type="percentage" office:value="0.73832067255430411" table:style-name="ce47">
            <text:p>73,8%</text:p>
          </table:table-cell>
          <table:table-cell office:value-type="float" office:value="187936" table:style-name="ce46">
            <text:p>187.936</text:p>
          </table:table-cell>
          <table:table-cell office:value-type="percentage" office:value="0.74652430207985765" table:style-name="ce47">
            <text:p>74,7%</text:p>
          </table:table-cell>
          <table:table-cell office:value-type="float" office:value="152945" table:style-name="ce46">
            <text:p>152.945</text:p>
          </table:table-cell>
          <table:table-cell office:value-type="percentage" office:value="0.85065379288864662" table:style-name="ce47">
            <text:p>85,1%</text:p>
          </table:table-cell>
          <table:table-cell office:value-type="float" office:value="1678135" table:style-name="ce46">
            <text:p>1.678.13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585335178863042" table:style-name="ce47">
            <text:p>85,6%</text:p>
          </table:table-cell>
          <table:table-cell office:value-type="percentage" office:value="0.77121875850202581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6" table:style-name="ce46">
            <text:p>42.316</text:p>
          </table:table-cell>
          <table:table-cell office:value-type="percentage" office:value="1" table:style-name="ce47">
            <text:p>100,0%</text:p>
          </table:table-cell>
          <table:table-cell office:value-type="float" office:value="55920" table:style-name="ce46">
            <text:p>55.920</text:p>
          </table:table-cell>
          <table:table-cell office:value-type="percentage" office:value="1" table:style-name="ce47">
            <text:p>100,0%</text:p>
          </table:table-cell>
          <table:table-cell office:value-type="float" office:value="76667" table:style-name="ce46">
            <text:p>76.667</text:p>
          </table:table-cell>
          <table:table-cell office:value-type="percentage" office:value="0.99123408106535649" table:style-name="ce47">
            <text:p>99,1%</text:p>
          </table:table-cell>
          <table:table-cell office:value-type="float" office:value="84273" table:style-name="ce46">
            <text:p>84.273</text:p>
          </table:table-cell>
          <table:table-cell office:value-type="percentage" office:value="0.93674136321195145" table:style-name="ce47">
            <text:p>93,7%</text:p>
          </table:table-cell>
          <table:table-cell office:value-type="float" office:value="87992" table:style-name="ce46">
            <text:p>87.992</text:p>
          </table:table-cell>
          <table:table-cell office:value-type="percentage" office:value="0.89999897718090605" table:style-name="ce47">
            <text:p>90,0%</text:p>
          </table:table-cell>
          <table:table-cell office:value-type="float" office:value="54641" table:style-name="ce46">
            <text:p>54.641</text:p>
          </table:table-cell>
          <table:table-cell office:value-type="percentage" office:value="0.77534658663601663" table:style-name="ce47">
            <text:p>77,5%</text:p>
          </table:table-cell>
          <table:table-cell office:value-type="float" office:value="41120" table:style-name="ce46">
            <text:p>41.120</text:p>
          </table:table-cell>
          <table:table-cell office:value-type="percentage" office:value="0.8141768141768142" table:style-name="ce47">
            <text:p>81,4%</text:p>
          </table:table-cell>
          <table:table-cell office:value-type="float" office:value="39226" table:style-name="ce46">
            <text:p>39.226</text:p>
          </table:table-cell>
          <table:table-cell office:value-type="percentage" office:value="0.8922503013898051" table:style-name="ce47">
            <text:p>89,2%</text:p>
          </table:table-cell>
          <table:table-cell office:value-type="float" office:value="482155" table:style-name="ce46">
            <text:p>482.15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992017201937704" table:style-name="ce47">
            <text:p>92,0%</text:p>
          </table:table-cell>
          <table:table-cell office:value-type="percentage" office:value="0.82715879946131876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22" table:style-name="ce46">
            <text:p>229.322</text:p>
          </table:table-cell>
          <table:table-cell office:value-type="percentage" office:value="1" table:style-name="ce47">
            <text:p>100,0%</text:p>
          </table:table-cell>
          <table:table-cell office:value-type="float" office:value="250482" table:style-name="ce46">
            <text:p>250.482</text:p>
          </table:table-cell>
          <table:table-cell office:value-type="percentage" office:value="1" table:style-name="ce47">
            <text:p>100,0%</text:p>
          </table:table-cell>
          <table:table-cell office:value-type="float" office:value="320391" table:style-name="ce46">
            <text:p>320.391</text:p>
          </table:table-cell>
          <table:table-cell office:value-type="percentage" office:value="1" table:style-name="ce47">
            <text:p>100,0%</text:p>
          </table:table-cell>
          <table:table-cell office:value-type="float" office:value="352744" table:style-name="ce46">
            <text:p>352.744</text:p>
          </table:table-cell>
          <table:table-cell office:value-type="percentage" office:value="0.92541221223847314" table:style-name="ce47">
            <text:p>92,5%</text:p>
          </table:table-cell>
          <table:table-cell office:value-type="float" office:value="320181" table:style-name="ce46">
            <text:p>320.181</text:p>
          </table:table-cell>
          <table:table-cell office:value-type="percentage" office:value="0.88130083538624571" table:style-name="ce47">
            <text:p>88,1%</text:p>
          </table:table-cell>
          <table:table-cell office:value-type="float" office:value="211575" table:style-name="ce46">
            <text:p>211.575</text:p>
          </table:table-cell>
          <table:table-cell office:value-type="percentage" office:value="0.79009869931997179" table:style-name="ce47">
            <text:p>79,0%</text:p>
          </table:table-cell>
          <table:table-cell office:value-type="float" office:value="172099" table:style-name="ce46">
            <text:p>172.099</text:p>
          </table:table-cell>
          <table:table-cell office:value-type="percentage" office:value="0.8156118783352132" table:style-name="ce47">
            <text:p>81,6%</text:p>
          </table:table-cell>
          <table:table-cell office:value-type="float" office:value="142750" table:style-name="ce46">
            <text:p>142.750</text:p>
          </table:table-cell>
          <table:table-cell office:value-type="percentage" office:value="0.86336200118542172" table:style-name="ce47">
            <text:p>86,3%</text:p>
          </table:table-cell>
          <table:table-cell office:value-type="float" office:value="1999544" table:style-name="ce46">
            <text:p>1.999.54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88012606990088" table:style-name="ce47">
            <text:p>91,9%</text:p>
          </table:table-cell>
          <table:table-cell office:value-type="percentage" office:value="0.83491125792198317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36" table:style-name="ce46">
            <text:p>138.136</text:p>
          </table:table-cell>
          <table:table-cell office:value-type="percentage" office:value="1" table:style-name="ce47">
            <text:p>100,0%</text:p>
          </table:table-cell>
          <table:table-cell office:value-type="float" office:value="158374" table:style-name="ce46">
            <text:p>158.374</text:p>
          </table:table-cell>
          <table:table-cell office:value-type="percentage" office:value="0.99543057554635106" table:style-name="ce47">
            <text:p>99,5%</text:p>
          </table:table-cell>
          <table:table-cell office:value-type="float" office:value="222314" table:style-name="ce46">
            <text:p>222.314</text:p>
          </table:table-cell>
          <table:table-cell office:value-type="percentage" office:value="1" table:style-name="ce47">
            <text:p>100,0%</text:p>
          </table:table-cell>
          <table:table-cell office:value-type="float" office:value="286225" table:style-name="ce46">
            <text:p>286.225</text:p>
          </table:table-cell>
          <table:table-cell office:value-type="percentage" office:value="0.93087960764672595" table:style-name="ce47">
            <text:p>93,1%</text:p>
          </table:table-cell>
          <table:table-cell office:value-type="float" office:value="286828" table:style-name="ce46">
            <text:p>286.828</text:p>
          </table:table-cell>
          <table:table-cell office:value-type="percentage" office:value="0.86758518473707291" table:style-name="ce47">
            <text:p>86,8%</text:p>
          </table:table-cell>
          <table:table-cell office:value-type="float" office:value="205159" table:style-name="ce46">
            <text:p>205.159</text:p>
          </table:table-cell>
          <table:table-cell office:value-type="percentage" office:value="0.77156159623318454" table:style-name="ce47">
            <text:p>77,2%</text:p>
          </table:table-cell>
          <table:table-cell office:value-type="float" office:value="172221" table:style-name="ce46">
            <text:p>172.221</text:p>
          </table:table-cell>
          <table:table-cell office:value-type="percentage" office:value="0.78968219396668338" table:style-name="ce47">
            <text:p>79,0%</text:p>
          </table:table-cell>
          <table:table-cell office:value-type="float" office:value="148496" table:style-name="ce46">
            <text:p>148.496</text:p>
          </table:table-cell>
          <table:table-cell office:value-type="percentage" office:value="0.85356264226427236" table:style-name="ce47">
            <text:p>85,4%</text:p>
          </table:table-cell>
          <table:table-cell office:value-type="float" office:value="1617753" table:style-name="ce46">
            <text:p>1.617.75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438705782448313" table:style-name="ce47">
            <text:p>89,4%</text:p>
          </table:table-cell>
          <table:table-cell office:value-type="percentage" office:value="0.79099178035038753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807" table:style-name="ce46">
            <text:p>458.807</text:p>
          </table:table-cell>
          <table:table-cell office:value-type="percentage" office:value="1" table:style-name="ce47">
            <text:p>100,0%</text:p>
          </table:table-cell>
          <table:table-cell office:value-type="float" office:value="618299" table:style-name="ce46">
            <text:p>618.299</text:p>
          </table:table-cell>
          <table:table-cell office:value-type="percentage" office:value="0.9732516700981596" table:style-name="ce47">
            <text:p>97,3%</text:p>
          </table:table-cell>
          <table:table-cell office:value-type="float" office:value="799305" table:style-name="ce46">
            <text:p>799.305</text:p>
          </table:table-cell>
          <table:table-cell office:value-type="percentage" office:value="0.95429831515406216" table:style-name="ce47">
            <text:p>95,4%</text:p>
          </table:table-cell>
          <table:table-cell office:value-type="float" office:value="1024827" table:style-name="ce46">
            <text:p>1.024.827</text:p>
          </table:table-cell>
          <table:table-cell office:value-type="percentage" office:value="0.93867537415962921" table:style-name="ce47">
            <text:p>93,9%</text:p>
          </table:table-cell>
          <table:table-cell office:value-type="float" office:value="1126903" table:style-name="ce46">
            <text:p>1.126.903</text:p>
          </table:table-cell>
          <table:table-cell office:value-type="percentage" office:value="0.8558182805457355" table:style-name="ce47">
            <text:p>85,6%</text:p>
          </table:table-cell>
          <table:table-cell office:value-type="float" office:value="775563" table:style-name="ce46">
            <text:p>775.563</text:p>
          </table:table-cell>
          <table:table-cell office:value-type="percentage" office:value="0.7424127843530669" table:style-name="ce47">
            <text:p>74,2%</text:p>
          </table:table-cell>
          <table:table-cell office:value-type="float" office:value="635442" table:style-name="ce46">
            <text:p>635.442</text:p>
          </table:table-cell>
          <table:table-cell office:value-type="percentage" office:value="0.75743889574281675" table:style-name="ce47">
            <text:p>75,7%</text:p>
          </table:table-cell>
          <table:table-cell office:value-type="float" office:value="527896" table:style-name="ce46">
            <text:p>527.896</text:p>
          </table:table-cell>
          <table:table-cell office:value-type="percentage" office:value="0.8045159304200461" table:style-name="ce47">
            <text:p>80,5%</text:p>
          </table:table-cell>
          <table:table-cell office:value-type="float" office:value="5967042" table:style-name="ce46">
            <text:p>5.967.04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877245805403325" table:style-name="ce47">
            <text:p>86,9%</text:p>
          </table:table-cell>
          <table:table-cell office:value-type="percentage" office:value="0.7669247613161092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56" table:style-name="ce46">
            <text:p>297.256</text:p>
          </table:table-cell>
          <table:table-cell office:value-type="percentage" office:value="1" table:style-name="ce47">
            <text:p>100,0%</text:p>
          </table:table-cell>
          <table:table-cell office:value-type="float" office:value="434422" table:style-name="ce46">
            <text:p>434.422</text:p>
          </table:table-cell>
          <table:table-cell office:value-type="percentage" office:value="0.99214364343103534" table:style-name="ce47">
            <text:p>99,2%</text:p>
          </table:table-cell>
          <table:table-cell office:value-type="float" office:value="570043" table:style-name="ce46">
            <text:p>570.043</text:p>
          </table:table-cell>
          <table:table-cell office:value-type="percentage" office:value="0.98160068052513394" table:style-name="ce47">
            <text:p>98,2%</text:p>
          </table:table-cell>
          <table:table-cell office:value-type="float" office:value="714749" table:style-name="ce46">
            <text:p>714.749</text:p>
          </table:table-cell>
          <table:table-cell office:value-type="percentage" office:value="0.95004213554086347" table:style-name="ce47">
            <text:p>95,0%</text:p>
          </table:table-cell>
          <table:table-cell office:value-type="float" office:value="752410" table:style-name="ce46">
            <text:p>752.410</text:p>
          </table:table-cell>
          <table:table-cell office:value-type="percentage" office:value="0.88353757920496767" table:style-name="ce47">
            <text:p>88,4%</text:p>
          </table:table-cell>
          <table:table-cell office:value-type="float" office:value="508859" table:style-name="ce46">
            <text:p>508.859</text:p>
          </table:table-cell>
          <table:table-cell office:value-type="percentage" office:value="0.78435751951032662" table:style-name="ce47">
            <text:p>78,4%</text:p>
          </table:table-cell>
          <table:table-cell office:value-type="float" office:value="424226" table:style-name="ce46">
            <text:p>424.226</text:p>
          </table:table-cell>
          <table:table-cell office:value-type="percentage" office:value="0.82194270391338553" table:style-name="ce47">
            <text:p>82,2%</text:p>
          </table:table-cell>
          <table:table-cell office:value-type="float" office:value="369863" table:style-name="ce46">
            <text:p>369.863</text:p>
          </table:table-cell>
          <table:table-cell office:value-type="percentage" office:value="0.87122730731089126" table:style-name="ce47">
            <text:p>87,1%</text:p>
          </table:table-cell>
          <table:table-cell office:value-type="float" office:value="4071828" table:style-name="ce46">
            <text:p>4.071.82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717727398200587" table:style-name="ce47">
            <text:p>90,7%</text:p>
          </table:table-cell>
          <table:table-cell office:value-type="percentage" office:value="0.80513027269403581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73" table:style-name="ce46">
            <text:p>78.273</text:p>
          </table:table-cell>
          <table:table-cell office:value-type="percentage" office:value="1" table:style-name="ce47">
            <text:p>100,0%</text:p>
          </table:table-cell>
          <table:table-cell office:value-type="float" office:value="95926" table:style-name="ce46">
            <text:p>95.926</text:p>
          </table:table-cell>
          <table:table-cell office:value-type="percentage" office:value="1" table:style-name="ce47">
            <text:p>100,0%</text:p>
          </table:table-cell>
          <table:table-cell office:value-type="float" office:value="132865" table:style-name="ce46">
            <text:p>132.865</text:p>
          </table:table-cell>
          <table:table-cell office:value-type="percentage" office:value="1" table:style-name="ce47">
            <text:p>100,0%</text:p>
          </table:table-cell>
          <table:table-cell office:value-type="float" office:value="161490" table:style-name="ce46">
            <text:p>161.490</text:p>
          </table:table-cell>
          <table:table-cell office:value-type="percentage" office:value="0.95434237897125562" table:style-name="ce47">
            <text:p>95,4%</text:p>
          </table:table-cell>
          <table:table-cell office:value-type="float" office:value="146217" table:style-name="ce46">
            <text:p>146.217</text:p>
          </table:table-cell>
          <table:table-cell office:value-type="percentage" office:value="0.91675548923470473" table:style-name="ce47">
            <text:p>91,7%</text:p>
          </table:table-cell>
          <table:table-cell office:value-type="float" office:value="113042" table:style-name="ce46">
            <text:p>113.042</text:p>
          </table:table-cell>
          <table:table-cell office:value-type="percentage" office:value="0.84688977292308154" table:style-name="ce47">
            <text:p>84,7%</text:p>
          </table:table-cell>
          <table:table-cell office:value-type="float" office:value="93200" table:style-name="ce46">
            <text:p>93.200</text:p>
          </table:table-cell>
          <table:table-cell office:value-type="percentage" office:value="0.82244969996470174" table:style-name="ce47">
            <text:p>82,2%</text:p>
          </table:table-cell>
          <table:table-cell office:value-type="float" office:value="76411" table:style-name="ce46">
            <text:p>76.411</text:p>
          </table:table-cell>
          <table:table-cell office:value-type="percentage" office:value="0.9016047197640118" table:style-name="ce47">
            <text:p>90,2%</text:p>
          </table:table-cell>
          <table:table-cell office:value-type="float" office:value="897424" table:style-name="ce46">
            <text:p>897.42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125149328167457" table:style-name="ce47">
            <text:p>94,1%</text:p>
          </table:table-cell>
          <table:table-cell office:value-type="percentage" office:value="0.84345391438053285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01" table:style-name="ce46">
            <text:p>242.301</text:p>
          </table:table-cell>
          <table:table-cell office:value-type="percentage" office:value="1" table:style-name="ce47">
            <text:p>100,0%</text:p>
          </table:table-cell>
          <table:table-cell office:value-type="float" office:value="291315" table:style-name="ce46">
            <text:p>291.315</text:p>
          </table:table-cell>
          <table:table-cell office:value-type="percentage" office:value="1" table:style-name="ce47">
            <text:p>100,0%</text:p>
          </table:table-cell>
          <table:table-cell office:value-type="float" office:value="345969" table:style-name="ce46">
            <text:p>345.969</text:p>
          </table:table-cell>
          <table:table-cell office:value-type="percentage" office:value="0.9972386121576009" table:style-name="ce47">
            <text:p>99,7%</text:p>
          </table:table-cell>
          <table:table-cell office:value-type="float" office:value="390824" table:style-name="ce46">
            <text:p>390.824</text:p>
          </table:table-cell>
          <table:table-cell office:value-type="percentage" office:value="0.96288394117603582" table:style-name="ce47">
            <text:p>96,3%</text:p>
          </table:table-cell>
          <table:table-cell office:value-type="float" office:value="407842" table:style-name="ce46">
            <text:p>407.842</text:p>
          </table:table-cell>
          <table:table-cell office:value-type="percentage" office:value="0.9201775186645037" table:style-name="ce47">
            <text:p>92,0%</text:p>
          </table:table-cell>
          <table:table-cell office:value-type="float" office:value="263392" table:style-name="ce46">
            <text:p>263.392</text:p>
          </table:table-cell>
          <table:table-cell office:value-type="percentage" office:value="0.81442635927373475" table:style-name="ce47">
            <text:p>81,4%</text:p>
          </table:table-cell>
          <table:table-cell office:value-type="float" office:value="198621" table:style-name="ce46">
            <text:p>198.621</text:p>
          </table:table-cell>
          <table:table-cell office:value-type="percentage" office:value="0.85990189669280159" table:style-name="ce47">
            <text:p>86,0%</text:p>
          </table:table-cell>
          <table:table-cell office:value-type="float" office:value="168276" table:style-name="ce46">
            <text:p>168.276</text:p>
          </table:table-cell>
          <table:table-cell office:value-type="percentage" office:value="0.93483031215452728" table:style-name="ce47">
            <text:p>93,5%</text:p>
          </table:table-cell>
          <table:table-cell office:value-type="float" office:value="2308540" table:style-name="ce46">
            <text:p>2.308.54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053486315118739" table:style-name="ce47">
            <text:p>94,1%</text:p>
          </table:table-cell>
          <table:table-cell office:value-type="percentage" office:value="0.85443917597736929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4" table:style-name="ce46">
            <text:p>23.364</text:p>
          </table:table-cell>
          <table:table-cell office:value-type="percentage" office:value="1" table:style-name="ce47">
            <text:p>100,0%</text:p>
          </table:table-cell>
          <table:table-cell office:value-type="float" office:value="28665" table:style-name="ce46">
            <text:p>28.665</text:p>
          </table:table-cell>
          <table:table-cell office:value-type="percentage" office:value="1" table:style-name="ce47">
            <text:p>100,0%</text:p>
          </table:table-cell>
          <table:table-cell office:value-type="float" office:value="38049" table:style-name="ce46">
            <text:p>38.049</text:p>
          </table:table-cell>
          <table:table-cell office:value-type="percentage" office:value="1" table:style-name="ce47">
            <text:p>100,0%</text:p>
          </table:table-cell>
          <table:table-cell office:value-type="float" office:value="45398" table:style-name="ce46">
            <text:p>45.398</text:p>
          </table:table-cell>
          <table:table-cell office:value-type="percentage" office:value="0.95245887881839542" table:style-name="ce47">
            <text:p>95,2%</text:p>
          </table:table-cell>
          <table:table-cell office:value-type="float" office:value="47536" table:style-name="ce46">
            <text:p>47.536</text:p>
          </table:table-cell>
          <table:table-cell office:value-type="percentage" office:value="0.89780346384119969" table:style-name="ce47">
            <text:p>89,8%</text:p>
          </table:table-cell>
          <table:table-cell office:value-type="float" office:value="31141" table:style-name="ce46">
            <text:p>31.141</text:p>
          </table:table-cell>
          <table:table-cell office:value-type="percentage" office:value="0.79200895241486302" table:style-name="ce47">
            <text:p>79,2%</text:p>
          </table:table-cell>
          <table:table-cell office:value-type="float" office:value="24123" table:style-name="ce46">
            <text:p>24.123</text:p>
          </table:table-cell>
          <table:table-cell office:value-type="percentage" office:value="0.79200866767351763" table:style-name="ce47">
            <text:p>79,2%</text:p>
          </table:table-cell>
          <table:table-cell office:value-type="float" office:value="21926" table:style-name="ce46">
            <text:p>21.926</text:p>
          </table:table-cell>
          <table:table-cell office:value-type="percentage" office:value="0.85876547078176402" table:style-name="ce47">
            <text:p>85,9%</text:p>
          </table:table-cell>
          <table:table-cell office:value-type="float" office:value="260202" table:style-name="ce46">
            <text:p>260.20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630101771313877" table:style-name="ce47">
            <text:p>91,6%</text:p>
          </table:table-cell>
          <table:table-cell office:value-type="percentage" office:value="0.81334983776890035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866" table:style-name="ce46">
            <text:p>373.866</text:p>
          </table:table-cell>
          <table:table-cell office:value-type="percentage" office:value="1" table:style-name="ce47">
            <text:p>100,0%</text:p>
          </table:table-cell>
          <table:table-cell office:value-type="float" office:value="510939" table:style-name="ce46">
            <text:p>510.939</text:p>
          </table:table-cell>
          <table:table-cell office:value-type="percentage" office:value="0.97121736006432469" table:style-name="ce47">
            <text:p>97,1%</text:p>
          </table:table-cell>
          <table:table-cell office:value-type="float" office:value="688598" table:style-name="ce46">
            <text:p>688.598</text:p>
          </table:table-cell>
          <table:table-cell office:value-type="percentage" office:value="0.97906367344733503" table:style-name="ce47">
            <text:p>97,9%</text:p>
          </table:table-cell>
          <table:table-cell office:value-type="float" office:value="939842" table:style-name="ce46">
            <text:p>939.842</text:p>
          </table:table-cell>
          <table:table-cell office:value-type="percentage" office:value="0.96613736054186805" table:style-name="ce47">
            <text:p>96,6%</text:p>
          </table:table-cell>
          <table:table-cell office:value-type="float" office:value="1029419" table:style-name="ce46">
            <text:p>1.029.419</text:p>
          </table:table-cell>
          <table:table-cell office:value-type="percentage" office:value="0.88288559492474517" table:style-name="ce47">
            <text:p>88,3%</text:p>
          </table:table-cell>
          <table:table-cell office:value-type="float" office:value="743595" table:style-name="ce46">
            <text:p>743.595</text:p>
          </table:table-cell>
          <table:table-cell office:value-type="percentage" office:value="0.78302830546312285" table:style-name="ce47">
            <text:p>78,3%</text:p>
          </table:table-cell>
          <table:table-cell office:value-type="float" office:value="595290" table:style-name="ce46">
            <text:p>595.290</text:p>
          </table:table-cell>
          <table:table-cell office:value-type="percentage" office:value="0.80176436917067917" table:style-name="ce47">
            <text:p>80,2%</text:p>
          </table:table-cell>
          <table:table-cell office:value-type="float" office:value="451106" table:style-name="ce46">
            <text:p>451.106</text:p>
          </table:table-cell>
          <table:table-cell office:value-type="percentage" office:value="0.81494448479067527" table:style-name="ce47">
            <text:p>81,5%</text:p>
          </table:table-cell>
          <table:table-cell office:value-type="float" office:value="5332655" table:style-name="ce46">
            <text:p>5.332.655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205607218677618" table:style-name="ce47">
            <text:p>89,2%</text:p>
          </table:table-cell>
          <table:table-cell office:value-type="percentage" office:value="0.78654027913145463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66" table:style-name="ce46">
            <text:p>73.966</text:p>
          </table:table-cell>
          <table:table-cell office:value-type="percentage" office:value="1" table:style-name="ce47">
            <text:p>100,0%</text:p>
          </table:table-cell>
          <table:table-cell office:value-type="float" office:value="103292" table:style-name="ce46">
            <text:p>103.292</text:p>
          </table:table-cell>
          <table:table-cell office:value-type="percentage" office:value="1" table:style-name="ce47">
            <text:p>100,0%</text:p>
          </table:table-cell>
          <table:table-cell office:value-type="float" office:value="148253" table:style-name="ce46">
            <text:p>148.253</text:p>
          </table:table-cell>
          <table:table-cell office:value-type="percentage" office:value="1" table:style-name="ce47">
            <text:p>100,0%</text:p>
          </table:table-cell>
          <table:table-cell office:value-type="float" office:value="207365" table:style-name="ce46">
            <text:p>207.365</text:p>
          </table:table-cell>
          <table:table-cell office:value-type="percentage" office:value="0.97237592377236748" table:style-name="ce47">
            <text:p>97,2%</text:p>
          </table:table-cell>
          <table:table-cell office:value-type="float" office:value="231435" table:style-name="ce46">
            <text:p>231.435</text:p>
          </table:table-cell>
          <table:table-cell office:value-type="percentage" office:value="0.91059856702746722" table:style-name="ce47">
            <text:p>91,1%</text:p>
          </table:table-cell>
          <table:table-cell office:value-type="float" office:value="166765" table:style-name="ce46">
            <text:p>166.765</text:p>
          </table:table-cell>
          <table:table-cell office:value-type="percentage" office:value="0.79790720707358265" table:style-name="ce47">
            <text:p>79,8%</text:p>
          </table:table-cell>
          <table:table-cell office:value-type="float" office:value="140222" table:style-name="ce46">
            <text:p>140.222</text:p>
          </table:table-cell>
          <table:table-cell office:value-type="percentage" office:value="0.81407041010635828" table:style-name="ce47">
            <text:p>81,4%</text:p>
          </table:table-cell>
          <table:table-cell office:value-type="float" office:value="118626" table:style-name="ce46">
            <text:p>118.626</text:p>
          </table:table-cell>
          <table:table-cell office:value-type="percentage" office:value="0.83601843629751782" table:style-name="ce47">
            <text:p>83,6%</text:p>
          </table:table-cell>
          <table:table-cell office:value-type="float" office:value="1189924" table:style-name="ce46">
            <text:p>1.189.92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824394700706867" table:style-name="ce47">
            <text:p>90,8%</text:p>
          </table:table-cell>
          <table:table-cell office:value-type="percentage" office:value="0.78737681563155293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2" table:style-name="ce46">
            <text:p>42.512</text:p>
          </table:table-cell>
          <table:table-cell office:value-type="percentage" office:value="1" table:style-name="ce47">
            <text:p>100,0%</text:p>
          </table:table-cell>
          <table:table-cell office:value-type="float" office:value="55895" table:style-name="ce46">
            <text:p>55.895</text:p>
          </table:table-cell>
          <table:table-cell office:value-type="percentage" office:value="1" table:style-name="ce47">
            <text:p>100,0%</text:p>
          </table:table-cell>
          <table:table-cell office:value-type="float" office:value="72287" table:style-name="ce46">
            <text:p>72.287</text:p>
          </table:table-cell>
          <table:table-cell office:value-type="percentage" office:value="0.97891501002112558" table:style-name="ce47">
            <text:p>97,9%</text:p>
          </table:table-cell>
          <table:table-cell office:value-type="float" office:value="91885" table:style-name="ce46">
            <text:p>91.885</text:p>
          </table:table-cell>
          <table:table-cell office:value-type="percentage" office:value="0.95026578691542396" table:style-name="ce47">
            <text:p>95,0%</text:p>
          </table:table-cell>
          <table:table-cell office:value-type="float" office:value="95275" table:style-name="ce46">
            <text:p>95.275</text:p>
          </table:table-cell>
          <table:table-cell office:value-type="percentage" office:value="0.88215958963722896" table:style-name="ce47">
            <text:p>88,2%</text:p>
          </table:table-cell>
          <table:table-cell office:value-type="float" office:value="63957" table:style-name="ce46">
            <text:p>63.957</text:p>
          </table:table-cell>
          <table:table-cell office:value-type="percentage" office:value="0.7862824405896166" table:style-name="ce47">
            <text:p>78,6%</text:p>
          </table:table-cell>
          <table:table-cell office:value-type="float" office:value="56904" table:style-name="ce46">
            <text:p>56.904</text:p>
          </table:table-cell>
          <table:table-cell office:value-type="percentage" office:value="0.83526355189572421" table:style-name="ce47">
            <text:p>83,5%</text:p>
          </table:table-cell>
          <table:table-cell office:value-type="float" office:value="48790" table:style-name="ce46">
            <text:p>48.790</text:p>
          </table:table-cell>
          <table:table-cell office:value-type="percentage" office:value="0.86525501879832589" table:style-name="ce47">
            <text:p>86,5%</text:p>
          </table:table-cell>
          <table:table-cell office:value-type="float" office:value="527505" table:style-name="ce46">
            <text:p>527.50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737313237717465" table:style-name="ce47">
            <text:p>90,7%</text:p>
          </table:table-cell>
          <table:table-cell office:value-type="percentage" office:value="0.79780307533155781" table:style-name="ce47">
            <text:p>79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82" table:style-name="ce46">
            <text:p>164.182</text:p>
          </table:table-cell>
          <table:table-cell office:value-type="percentage" office:value="1" table:style-name="ce47">
            <text:p>100,0%</text:p>
          </table:table-cell>
          <table:table-cell office:value-type="float" office:value="213742" table:style-name="ce46">
            <text:p>213.742</text:p>
          </table:table-cell>
          <table:table-cell office:value-type="percentage" office:value="1" table:style-name="ce47">
            <text:p>100,0%</text:p>
          </table:table-cell>
          <table:table-cell office:value-type="float" office:value="278506" table:style-name="ce46">
            <text:p>278.506</text:p>
          </table:table-cell>
          <table:table-cell office:value-type="percentage" office:value="0.99424173297777019" table:style-name="ce47">
            <text:p>99,4%</text:p>
          </table:table-cell>
          <table:table-cell office:value-type="float" office:value="323766" table:style-name="ce46">
            <text:p>323.766</text:p>
          </table:table-cell>
          <table:table-cell office:value-type="percentage" office:value="0.95231736264512012" table:style-name="ce47">
            <text:p>95,2%</text:p>
          </table:table-cell>
          <table:table-cell office:value-type="float" office:value="320231" table:style-name="ce46">
            <text:p>320.231</text:p>
          </table:table-cell>
          <table:table-cell office:value-type="percentage" office:value="0.88429113060671083" table:style-name="ce47">
            <text:p>88,4%</text:p>
          </table:table-cell>
          <table:table-cell office:value-type="float" office:value="202386" table:style-name="ce46">
            <text:p>202.386</text:p>
          </table:table-cell>
          <table:table-cell office:value-type="percentage" office:value="0.77678540586390732" table:style-name="ce47">
            <text:p>77,7%</text:p>
          </table:table-cell>
          <table:table-cell office:value-type="float" office:value="162967" table:style-name="ce46">
            <text:p>162.967</text:p>
          </table:table-cell>
          <table:table-cell office:value-type="percentage" office:value="0.80863278652733539" table:style-name="ce47">
            <text:p>80,9%</text:p>
          </table:table-cell>
          <table:table-cell office:value-type="float" office:value="145431" table:style-name="ce46">
            <text:p>145.431</text:p>
          </table:table-cell>
          <table:table-cell office:value-type="percentage" office:value="0.86254937546706523" table:style-name="ce47">
            <text:p>86,3%</text:p>
          </table:table-cell>
          <table:table-cell office:value-type="float" office:value="1811211" table:style-name="ce46">
            <text:p>1.811.211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293499863655359" table:style-name="ce47">
            <text:p>91,3%</text:p>
          </table:table-cell>
          <table:table-cell office:value-type="percentage" office:value="0.8156756303974233" table:style-name="ce47">
            <text:p>81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0" table:style-name="ce46">
            <text:p>2.400</text:p>
          </table:table-cell>
          <table:table-cell office:value-type="percentage" office:value="0.92130518234165071" table:style-name="ce47">
            <text:p>92,1%</text:p>
          </table:table-cell>
          <table:table-cell office:value-type="float" office:value="3891" table:style-name="ce46">
            <text:p>3.891</text:p>
          </table:table-cell>
          <table:table-cell office:value-type="percentage" office:value="0.90111162575266324" table:style-name="ce47">
            <text:p>90,1%</text:p>
          </table:table-cell>
          <table:table-cell office:value-type="float" office:value="7664" table:style-name="ce46">
            <text:p>7.664</text:p>
          </table:table-cell>
          <table:table-cell office:value-type="percentage" office:value="0.97543591701667298" table:style-name="ce47">
            <text:p>97,5%</text:p>
          </table:table-cell>
          <table:table-cell office:value-type="float" office:value="10595" table:style-name="ce46">
            <text:p>10.595</text:p>
          </table:table-cell>
          <table:table-cell office:value-type="percentage" office:value="0.91683973693319487" table:style-name="ce47">
            <text:p>91,7%</text:p>
          </table:table-cell>
          <table:table-cell office:value-type="float" office:value="11157" table:style-name="ce46">
            <text:p>11.157</text:p>
          </table:table-cell>
          <table:table-cell office:value-type="percentage" office:value="0.88253440911248215" table:style-name="ce47">
            <text:p>88,3%</text:p>
          </table:table-cell>
          <table:table-cell office:value-type="float" office:value="9240" table:style-name="ce46">
            <text:p>9.240</text:p>
          </table:table-cell>
          <table:table-cell office:value-type="percentage" office:value="0.77686228350428788" table:style-name="ce47">
            <text:p>77,7%</text:p>
          </table:table-cell>
          <table:table-cell office:value-type="float" office:value="9210" table:style-name="ce46">
            <text:p>9.210</text:p>
          </table:table-cell>
          <table:table-cell office:value-type="percentage" office:value="0.83979210358347767" table:style-name="ce47">
            <text:p>84,0%</text:p>
          </table:table-cell>
          <table:table-cell office:value-type="float" office:value="8495" table:style-name="ce46">
            <text:p>8.495</text:p>
          </table:table-cell>
          <table:table-cell office:value-type="percentage" office:value="0.93085689239535396" table:style-name="ce47">
            <text:p>93,1%</text:p>
          </table:table-cell>
          <table:table-cell office:value-type="float" office:value="62652" table:style-name="ce46">
            <text:p>62.65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285774677658002" table:style-name="ce47">
            <text:p>88,3%</text:p>
          </table:table-cell>
          <table:table-cell office:value-type="percentage" office:value="0.74406783686848288" table:style-name="ce47">
            <text:p>74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6" table:style-name="ce46">
            <text:p>3.316</text:p>
          </table:table-cell>
          <table:table-cell office:value-type="percentage" office:value="0.8847385272145144" table:style-name="ce47">
            <text:p>88,5%</text:p>
          </table:table-cell>
          <table:table-cell office:value-type="float" office:value="7172" table:style-name="ce46">
            <text:p>7.172</text:p>
          </table:table-cell>
          <table:table-cell office:value-type="percentage" office:value="0.91631531876836592" table:style-name="ce47">
            <text:p>91,6%</text:p>
          </table:table-cell>
          <table:table-cell office:value-type="float" office:value="9691" table:style-name="ce46">
            <text:p>9.691</text:p>
          </table:table-cell>
          <table:table-cell office:value-type="percentage" office:value="0.8576865209310558" table:style-name="ce47">
            <text:p>85,8%</text:p>
          </table:table-cell>
          <table:table-cell office:value-type="float" office:value="10068" table:style-name="ce46">
            <text:p>10.068</text:p>
          </table:table-cell>
          <table:table-cell office:value-type="percentage" office:value="0.83886018996833867" table:style-name="ce47">
            <text:p>83,9%</text:p>
          </table:table-cell>
          <table:table-cell office:value-type="float" office:value="8627" table:style-name="ce46">
            <text:p>8.627</text:p>
          </table:table-cell>
          <table:table-cell office:value-type="percentage" office:value="0.71103601747300749" table:style-name="ce47">
            <text:p>71,1%</text:p>
          </table:table-cell>
          <table:table-cell office:value-type="float" office:value="8699" table:style-name="ce46">
            <text:p>8.699</text:p>
          </table:table-cell>
          <table:table-cell office:value-type="percentage" office:value="0.72521884118382662" table:style-name="ce47">
            <text:p>72,5%</text:p>
          </table:table-cell>
          <table:table-cell office:value-type="float" office:value="7868" table:style-name="ce46">
            <text:p>7.868</text:p>
          </table:table-cell>
          <table:table-cell office:value-type="percentage" office:value="0.82180906622101524" table:style-name="ce47">
            <text:p>82,2%</text:p>
          </table:table-cell>
          <table:table-cell office:value-type="float" office:value="57453" table:style-name="ce46">
            <text:p>57.45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003003087681702" table:style-name="ce47">
            <text:p>81,0%</text:p>
          </table:table-cell>
          <table:table-cell office:value-type="percentage" office:value="0.65980293077311769" table:style-name="ce47">
            <text:p>66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22" table:style-name="ce46">
            <text:p>9.522</text:p>
          </table:table-cell>
          <table:table-cell office:value-type="string" table:style-name="ce47">
            <text:p>-</text:p>
          </table:table-cell>
          <table:table-cell office:value-type="float" office:value="22111" table:style-name="ce46">
            <text:p>22.111</text:p>
          </table:table-cell>
          <table:table-cell office:value-type="string" table:style-name="ce47">
            <text:p>-</text:p>
          </table:table-cell>
          <table:table-cell office:value-type="float" office:value="31862" table:style-name="ce46">
            <text:p>31.862</text:p>
          </table:table-cell>
          <table:table-cell office:value-type="string" table:style-name="ce47">
            <text:p>-</text:p>
          </table:table-cell>
          <table:table-cell office:value-type="float" office:value="24590" table:style-name="ce46">
            <text:p>24.590</text:p>
          </table:table-cell>
          <table:table-cell office:value-type="string" table:style-name="ce47">
            <text:p>-</text:p>
          </table:table-cell>
          <table:table-cell office:value-type="float" office:value="1179" table:style-name="ce46">
            <text:p>1.179</text:p>
          </table:table-cell>
          <table:table-cell office:value-type="string" table:style-name="ce47">
            <text:p>-</text:p>
          </table:table-cell>
          <table:table-cell office:value-type="float" office:value="92851" table:style-name="ce46">
            <text:p>92.85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21" table:style-name="ce49">
            <text:p>221</text:p>
          </table:table-cell>
          <table:table-cell office:value-type="string" table:style-name="ce50">
            <text:p>-</text:p>
          </table:table-cell>
          <table:table-cell office:value-type="float" office:value="688" table:style-name="ce49">
            <text:p>688</text:p>
          </table:table-cell>
          <table:table-cell office:value-type="string" table:style-name="ce50">
            <text:p>-</text:p>
          </table:table-cell>
          <table:table-cell office:value-type="float" office:value="1310" table:style-name="ce49">
            <text:p>1.310</text:p>
          </table:table-cell>
          <table:table-cell office:value-type="string" table:style-name="ce50">
            <text:p>-</text:p>
          </table:table-cell>
          <table:table-cell office:value-type="float" office:value="1522" table:style-name="ce49">
            <text:p>1.522</text:p>
          </table:table-cell>
          <table:table-cell office:value-type="string" table:style-name="ce50">
            <text:p>-</text:p>
          </table:table-cell>
          <table:table-cell office:value-type="float" office:value="1277" table:style-name="ce49">
            <text:p>1.277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249" table:style-name="ce49">
            <text:p>5.24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327" table:style-name="ce53">
            <text:p>2.937.327</text:p>
          </table:table-cell>
          <table:table-cell office:value-type="percentage" office:value="1" table:style-name="ce54">
            <text:p>100,0%</text:p>
          </table:table-cell>
          <table:table-cell office:value-type="float" office:value="3942378" table:style-name="ce53">
            <text:p>3.942.378</text:p>
          </table:table-cell>
          <table:table-cell office:value-type="percentage" office:value="0.99553868706037429" table:style-name="ce54">
            <text:p>99,6%</text:p>
          </table:table-cell>
          <table:table-cell office:value-type="float" office:value="5278450" table:style-name="ce53">
            <text:p>5.278.450</text:p>
          </table:table-cell>
          <table:table-cell office:value-type="percentage" office:value="0.98903201170098631" table:style-name="ce54">
            <text:p>98,9%</text:p>
          </table:table-cell>
          <table:table-cell office:value-type="float" office:value="6679323" table:style-name="ce53">
            <text:p>6.679.323</text:p>
          </table:table-cell>
          <table:table-cell office:value-type="percentage" office:value="0.94967046791366683" table:style-name="ce54">
            <text:p>95,0%</text:p>
          </table:table-cell>
          <table:table-cell office:value-type="float" office:value="6970752" table:style-name="ce53">
            <text:p>6.970.752</text:p>
          </table:table-cell>
          <table:table-cell office:value-type="percentage" office:value="0.8832975554051028" table:style-name="ce54">
            <text:p>88,3%</text:p>
          </table:table-cell>
          <table:table-cell office:value-type="float" office:value="4892130" table:style-name="ce53">
            <text:p>4.892.130</text:p>
          </table:table-cell>
          <table:table-cell office:value-type="percentage" office:value="0.78520281914348078" table:style-name="ce54">
            <text:p>78,5%</text:p>
          </table:table-cell>
          <table:table-cell office:value-type="float" office:value="3980567" table:style-name="ce53">
            <text:p>3.980.567</text:p>
          </table:table-cell>
          <table:table-cell office:value-type="percentage" office:value="0.80502665512555005" table:style-name="ce54">
            <text:p>80,5%</text:p>
          </table:table-cell>
          <table:table-cell office:value-type="float" office:value="3317813" table:style-name="ce53">
            <text:p>3.317.813</text:p>
          </table:table-cell>
          <table:table-cell office:value-type="percentage" office:value="0.85319642676215046" table:style-name="ce54">
            <text:p>85,3%</text:p>
          </table:table-cell>
          <table:table-cell office:value-type="float" office:value="37998740" table:style-name="ce53">
            <text:p>37.998.740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215802643253973" table:style-name="ce54">
            <text:p>90,2%</text:p>
          </table:table-cell>
          <table:table-cell office:value-type="percentage" office:value="0.80080302131924241" table:style-name="ce54">
            <text:p>80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482" table:style-name="ce43">
            <text:p>428.482</text:p>
          </table:table-cell>
          <table:table-cell office:value-type="percentage" office:value="1" table:style-name="ce44">
            <text:p>100,0%</text:p>
          </table:table-cell>
          <table:table-cell office:value-type="float" office:value="649188" table:style-name="ce43">
            <text:p>649.188</text:p>
          </table:table-cell>
          <table:table-cell office:value-type="percentage" office:value="0.99816569057214155" table:style-name="ce44">
            <text:p>99,8%</text:p>
          </table:table-cell>
          <table:table-cell office:value-type="float" office:value="921004" table:style-name="ce43">
            <text:p>921.004</text:p>
          </table:table-cell>
          <table:table-cell office:value-type="percentage" office:value="1.005301550951976" table:style-name="ce44">
            <text:p>100,5%</text:p>
          </table:table-cell>
          <table:table-cell office:value-type="float" office:value="1205555" table:style-name="ce43">
            <text:p>1.205.555</text:p>
          </table:table-cell>
          <table:table-cell office:value-type="percentage" office:value="0.95299208471638019" table:style-name="ce44">
            <text:p>95,3%</text:p>
          </table:table-cell>
          <table:table-cell office:value-type="float" office:value="1236094" table:style-name="ce43">
            <text:p>1.236.094</text:p>
          </table:table-cell>
          <table:table-cell office:value-type="percentage" office:value="0.89241318765098032" table:style-name="ce44">
            <text:p>89,2%</text:p>
          </table:table-cell>
          <table:table-cell office:value-type="float" office:value="905667" table:style-name="ce43">
            <text:p>905.667</text:p>
          </table:table-cell>
          <table:table-cell office:value-type="percentage" office:value="0.79429354236956651" table:style-name="ce44">
            <text:p>79,4%</text:p>
          </table:table-cell>
          <table:table-cell office:value-type="float" office:value="739673" table:style-name="ce43">
            <text:p>739.673</text:p>
          </table:table-cell>
          <table:table-cell office:value-type="percentage" office:value="0.7964846576616933" table:style-name="ce44">
            <text:p>79,6%</text:p>
          </table:table-cell>
          <table:table-cell office:value-type="float" office:value="647878" table:style-name="ce43">
            <text:p>647.878</text:p>
          </table:table-cell>
          <table:table-cell office:value-type="percentage" office:value="0.86050202747484084" table:style-name="ce44">
            <text:p>86,1%</text:p>
          </table:table-cell>
          <table:table-cell office:value-type="float" office:value="6733541" table:style-name="ce43">
            <text:p>6.733.54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359146400786372" table:style-name="ce44">
            <text:p>90,4%</text:p>
          </table:table-cell>
          <table:table-cell office:value-type="percentage" office:value="0.79551205630255906" table:style-name="ce44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10" table:style-name="ce46">
            <text:p>99.910</text:p>
          </table:table-cell>
          <table:table-cell office:value-type="percentage" office:value="1" table:style-name="ce47">
            <text:p>100,0%</text:p>
          </table:table-cell>
          <table:table-cell office:value-type="float" office:value="118512" table:style-name="ce46">
            <text:p>118.512</text:p>
          </table:table-cell>
          <table:table-cell office:value-type="percentage" office:value="0.99627590265226351" table:style-name="ce47">
            <text:p>99,6%</text:p>
          </table:table-cell>
          <table:table-cell office:value-type="float" office:value="152506" table:style-name="ce46">
            <text:p>152.506</text:p>
          </table:table-cell>
          <table:table-cell office:value-type="percentage" office:value="0.97530808930273016" table:style-name="ce47">
            <text:p>97,5%</text:p>
          </table:table-cell>
          <table:table-cell office:value-type="float" office:value="183927" table:style-name="ce46">
            <text:p>183.927</text:p>
          </table:table-cell>
          <table:table-cell office:value-type="percentage" office:value="0.92767796798240743" table:style-name="ce47">
            <text:p>92,8%</text:p>
          </table:table-cell>
          <table:table-cell office:value-type="float" office:value="185098" table:style-name="ce46">
            <text:p>185.098</text:p>
          </table:table-cell>
          <table:table-cell office:value-type="percentage" office:value="0.8611492349134422" table:style-name="ce47">
            <text:p>86,1%</text:p>
          </table:table-cell>
          <table:table-cell office:value-type="float" office:value="121875" table:style-name="ce46">
            <text:p>121.875</text:p>
          </table:table-cell>
          <table:table-cell office:value-type="percentage" office:value="0.74184653591906802" table:style-name="ce47">
            <text:p>74,2%</text:p>
          </table:table-cell>
          <table:table-cell office:value-type="float" office:value="99859" table:style-name="ce46">
            <text:p>99.859</text:p>
          </table:table-cell>
          <table:table-cell office:value-type="percentage" office:value="0.76578400472389019" table:style-name="ce47">
            <text:p>76,6%</text:p>
          </table:table-cell>
          <table:table-cell office:value-type="float" office:value="84933" table:style-name="ce46">
            <text:p>84.933</text:p>
          </table:table-cell>
          <table:table-cell office:value-type="percentage" office:value="0.82372052876082591" table:style-name="ce47">
            <text:p>82,4%</text:p>
          </table:table-cell>
          <table:table-cell office:value-type="float" office:value="1046620" table:style-name="ce46">
            <text:p>1.046.620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312376490759692" table:style-name="ce47">
            <text:p>88,3%</text:p>
          </table:table-cell>
          <table:table-cell office:value-type="percentage" office:value="0.78729282806939416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71" table:style-name="ce46">
            <text:p>88.171</text:p>
          </table:table-cell>
          <table:table-cell office:value-type="percentage" office:value="1" table:style-name="ce47">
            <text:p>100,0%</text:p>
          </table:table-cell>
          <table:table-cell office:value-type="float" office:value="113933" table:style-name="ce46">
            <text:p>113.933</text:p>
          </table:table-cell>
          <table:table-cell office:value-type="percentage" office:value="1" table:style-name="ce47">
            <text:p>100,0%</text:p>
          </table:table-cell>
          <table:table-cell office:value-type="float" office:value="147331" table:style-name="ce46">
            <text:p>147.331</text:p>
          </table:table-cell>
          <table:table-cell office:value-type="percentage" office:value="0.98449068505599657" table:style-name="ce47">
            <text:p>98,4%</text:p>
          </table:table-cell>
          <table:table-cell office:value-type="float" office:value="152367" table:style-name="ce46">
            <text:p>152.367</text:p>
          </table:table-cell>
          <table:table-cell office:value-type="percentage" office:value="0.93680715669095271" table:style-name="ce47">
            <text:p>93,7%</text:p>
          </table:table-cell>
          <table:table-cell office:value-type="float" office:value="149650" table:style-name="ce46">
            <text:p>149.650</text:p>
          </table:table-cell>
          <table:table-cell office:value-type="percentage" office:value="0.8961453474097717" table:style-name="ce47">
            <text:p>89,6%</text:p>
          </table:table-cell>
          <table:table-cell office:value-type="float" office:value="89206" table:style-name="ce46">
            <text:p>89.206</text:p>
          </table:table-cell>
          <table:table-cell office:value-type="percentage" office:value="0.77942525622318726" table:style-name="ce47">
            <text:p>77,9%</text:p>
          </table:table-cell>
          <table:table-cell office:value-type="float" office:value="64750" table:style-name="ce46">
            <text:p>64.750</text:p>
          </table:table-cell>
          <table:table-cell office:value-type="percentage" office:value="0.81847025066046442" table:style-name="ce47">
            <text:p>81,8%</text:p>
          </table:table-cell>
          <table:table-cell office:value-type="float" office:value="59297" table:style-name="ce46">
            <text:p>59.297</text:p>
          </table:table-cell>
          <table:table-cell office:value-type="percentage" office:value="0.92651562499999995" table:style-name="ce47">
            <text:p>92,7%</text:p>
          </table:table-cell>
          <table:table-cell office:value-type="float" office:value="864705" table:style-name="ce46">
            <text:p>864.70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588071658705662" table:style-name="ce47">
            <text:p>92,6%</text:p>
          </table:table-cell>
          <table:table-cell office:value-type="percentage" office:value="0.84876185727298425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65" table:style-name="ce46">
            <text:p>50.865</text:p>
          </table:table-cell>
          <table:table-cell office:value-type="percentage" office:value="1" table:style-name="ce47">
            <text:p>100,0%</text:p>
          </table:table-cell>
          <table:table-cell office:value-type="float" office:value="78786" table:style-name="ce46">
            <text:p>78.786</text:p>
          </table:table-cell>
          <table:table-cell office:value-type="percentage" office:value="0.97851358736151817" table:style-name="ce47">
            <text:p>97,9%</text:p>
          </table:table-cell>
          <table:table-cell office:value-type="float" office:value="109282" table:style-name="ce46">
            <text:p>109.282</text:p>
          </table:table-cell>
          <table:table-cell office:value-type="percentage" office:value="0.93219370303076832" table:style-name="ce47">
            <text:p>93,2%</text:p>
          </table:table-cell>
          <table:table-cell office:value-type="float" office:value="148420" table:style-name="ce46">
            <text:p>148.420</text:p>
          </table:table-cell>
          <table:table-cell office:value-type="percentage" office:value="0.89519110719735584" table:style-name="ce47">
            <text:p>89,5%</text:p>
          </table:table-cell>
          <table:table-cell office:value-type="float" office:value="164741" table:style-name="ce46">
            <text:p>164.741</text:p>
          </table:table-cell>
          <table:table-cell office:value-type="percentage" office:value="0.79904642725491337" table:style-name="ce47">
            <text:p>79,9%</text:p>
          </table:table-cell>
          <table:table-cell office:value-type="float" office:value="122060" table:style-name="ce46">
            <text:p>122.060</text:p>
          </table:table-cell>
          <table:table-cell office:value-type="percentage" office:value="0.66997096389972943" table:style-name="ce47">
            <text:p>67,0%</text:p>
          </table:table-cell>
          <table:table-cell office:value-type="float" office:value="92859" table:style-name="ce46">
            <text:p>92.859</text:p>
          </table:table-cell>
          <table:table-cell office:value-type="percentage" office:value="0.6731742326485044" table:style-name="ce47">
            <text:p>67,3%</text:p>
          </table:table-cell>
          <table:table-cell office:value-type="float" office:value="71979" table:style-name="ce46">
            <text:p>71.979</text:p>
          </table:table-cell>
          <table:table-cell office:value-type="percentage" office:value="0.75386468370339343" table:style-name="ce47">
            <text:p>75,4%</text:p>
          </table:table-cell>
          <table:table-cell office:value-type="float" office:value="838992" table:style-name="ce46">
            <text:p>838.992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072446990772729" table:style-name="ce47">
            <text:p>81,1%</text:p>
          </table:table-cell>
          <table:table-cell office:value-type="percentage" office:value="0.71614272800912981" table:style-name="ce47">
            <text:p>7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957" table:style-name="ce46">
            <text:p>91.957</text:p>
          </table:table-cell>
          <table:table-cell office:value-type="percentage" office:value="1" table:style-name="ce47">
            <text:p>100,0%</text:p>
          </table:table-cell>
          <table:table-cell office:value-type="float" office:value="150263" table:style-name="ce46">
            <text:p>150.263</text:p>
          </table:table-cell>
          <table:table-cell office:value-type="percentage" office:value="0.97238094621791094" table:style-name="ce47">
            <text:p>97,2%</text:p>
          </table:table-cell>
          <table:table-cell office:value-type="float" office:value="220751" table:style-name="ce46">
            <text:p>220.751</text:p>
          </table:table-cell>
          <table:table-cell office:value-type="percentage" office:value="0.93899834958229123" table:style-name="ce47">
            <text:p>93,9%</text:p>
          </table:table-cell>
          <table:table-cell office:value-type="float" office:value="318140" table:style-name="ce46">
            <text:p>318.140</text:p>
          </table:table-cell>
          <table:table-cell office:value-type="percentage" office:value="0.90764367553749947" table:style-name="ce47">
            <text:p>90,8%</text:p>
          </table:table-cell>
          <table:table-cell office:value-type="float" office:value="313451" table:style-name="ce46">
            <text:p>313.451</text:p>
          </table:table-cell>
          <table:table-cell office:value-type="percentage" office:value="0.80802167434858374" table:style-name="ce47">
            <text:p>80,8%</text:p>
          </table:table-cell>
          <table:table-cell office:value-type="float" office:value="221752" table:style-name="ce46">
            <text:p>221.752</text:p>
          </table:table-cell>
          <table:table-cell office:value-type="percentage" office:value="0.71318028906456032" table:style-name="ce47">
            <text:p>71,3%</text:p>
          </table:table-cell>
          <table:table-cell office:value-type="float" office:value="177782" table:style-name="ce46">
            <text:p>177.782</text:p>
          </table:table-cell>
          <table:table-cell office:value-type="percentage" office:value="0.70619031730142845" table:style-name="ce47">
            <text:p>70,6%</text:p>
          </table:table-cell>
          <table:table-cell office:value-type="float" office:value="143738" table:style-name="ce46">
            <text:p>143.738</text:p>
          </table:table-cell>
          <table:table-cell office:value-type="percentage" office:value="0.79944604192505997" table:style-name="ce47">
            <text:p>79,9%</text:p>
          </table:table-cell>
          <table:table-cell office:value-type="float" office:value="1637834" table:style-name="ce46">
            <text:p>1.637.83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529973367659915" table:style-name="ce47">
            <text:p>83,5%</text:p>
          </table:table-cell>
          <table:table-cell office:value-type="percentage" office:value="0.75269766980153974" table:style-name="ce47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63" table:style-name="ce46">
            <text:p>41.863</text:p>
          </table:table-cell>
          <table:table-cell office:value-type="percentage" office:value="1" table:style-name="ce47">
            <text:p>100,0%</text:p>
          </table:table-cell>
          <table:table-cell office:value-type="float" office:value="55697" table:style-name="ce46">
            <text:p>55.697</text:p>
          </table:table-cell>
          <table:table-cell office:value-type="percentage" office:value="1" table:style-name="ce47">
            <text:p>100,0%</text:p>
          </table:table-cell>
          <table:table-cell office:value-type="float" office:value="76251" table:style-name="ce46">
            <text:p>76.251</text:p>
          </table:table-cell>
          <table:table-cell office:value-type="percentage" office:value="0.98585558213200597" table:style-name="ce47">
            <text:p>98,6%</text:p>
          </table:table-cell>
          <table:table-cell office:value-type="float" office:value="83717" table:style-name="ce46">
            <text:p>83.717</text:p>
          </table:table-cell>
          <table:table-cell office:value-type="percentage" office:value="0.93056111333422253" table:style-name="ce47">
            <text:p>93,1%</text:p>
          </table:table-cell>
          <table:table-cell office:value-type="float" office:value="87068" table:style-name="ce46">
            <text:p>87.068</text:p>
          </table:table-cell>
          <table:table-cell office:value-type="percentage" office:value="0.89054812875246758" table:style-name="ce47">
            <text:p>89,1%</text:p>
          </table:table-cell>
          <table:table-cell office:value-type="float" office:value="53637" table:style-name="ce46">
            <text:p>53.637</text:p>
          </table:table-cell>
          <table:table-cell office:value-type="percentage" office:value="0.76109999574305054" table:style-name="ce47">
            <text:p>76,1%</text:p>
          </table:table-cell>
          <table:table-cell office:value-type="float" office:value="40005" table:style-name="ce46">
            <text:p>40.005</text:p>
          </table:table-cell>
          <table:table-cell office:value-type="percentage" office:value="0.79209979209979209" table:style-name="ce47">
            <text:p>79,2%</text:p>
          </table:table-cell>
          <table:table-cell office:value-type="float" office:value="38107" table:style-name="ce46">
            <text:p>38.107</text:p>
          </table:table-cell>
          <table:table-cell office:value-type="percentage" office:value="0.86679707936219097" table:style-name="ce47">
            <text:p>86,7%</text:p>
          </table:table-cell>
          <table:table-cell office:value-type="float" office:value="476345" table:style-name="ce46">
            <text:p>476.34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883507241565498" table:style-name="ce47">
            <text:p>90,9%</text:p>
          </table:table-cell>
          <table:table-cell office:value-type="percentage" office:value="0.81719148060147018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52" table:style-name="ce46">
            <text:p>226.852</text:p>
          </table:table-cell>
          <table:table-cell office:value-type="percentage" office:value="1" table:style-name="ce47">
            <text:p>100,0%</text:p>
          </table:table-cell>
          <table:table-cell office:value-type="float" office:value="249053" table:style-name="ce46">
            <text:p>249.053</text:p>
          </table:table-cell>
          <table:table-cell office:value-type="percentage" office:value="1" table:style-name="ce47">
            <text:p>100,0%</text:p>
          </table:table-cell>
          <table:table-cell office:value-type="float" office:value="317701" table:style-name="ce46">
            <text:p>317.701</text:p>
          </table:table-cell>
          <table:table-cell office:value-type="percentage" office:value="0.99725653299850903" table:style-name="ce47">
            <text:p>99,7%</text:p>
          </table:table-cell>
          <table:table-cell office:value-type="float" office:value="348574" table:style-name="ce46">
            <text:p>348.574</text:p>
          </table:table-cell>
          <table:table-cell office:value-type="percentage" office:value="0.91447235521741987" table:style-name="ce47">
            <text:p>91,4%</text:p>
          </table:table-cell>
          <table:table-cell office:value-type="float" office:value="315193" table:style-name="ce46">
            <text:p>315.193</text:p>
          </table:table-cell>
          <table:table-cell office:value-type="percentage" office:value="0.8675713243693316" table:style-name="ce47">
            <text:p>86,8%</text:p>
          </table:table-cell>
          <table:table-cell office:value-type="float" office:value="205351" table:style-name="ce46">
            <text:p>205.351</text:p>
          </table:table-cell>
          <table:table-cell office:value-type="percentage" office:value="0.76685599907387703" table:style-name="ce47">
            <text:p>76,7%</text:p>
          </table:table-cell>
          <table:table-cell office:value-type="float" office:value="164582" table:style-name="ce46">
            <text:p>164.582</text:p>
          </table:table-cell>
          <table:table-cell office:value-type="percentage" office:value="0.77998729893936669" table:style-name="ce47">
            <text:p>78,0%</text:p>
          </table:table-cell>
          <table:table-cell office:value-type="float" office:value="132489" table:style-name="ce46">
            <text:p>132.489</text:p>
          </table:table-cell>
          <table:table-cell office:value-type="percentage" office:value="0.80130275429110576" table:style-name="ce47">
            <text:p>80,1%</text:p>
          </table:table-cell>
          <table:table-cell office:value-type="float" office:value="1959795" table:style-name="ce46">
            <text:p>1.959.79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053638065059527" table:style-name="ce47">
            <text:p>90,1%</text:p>
          </table:table-cell>
          <table:table-cell office:value-type="percentage" office:value="0.81831402995843694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217" table:style-name="ce46">
            <text:p>136.217</text:p>
          </table:table-cell>
          <table:table-cell office:value-type="percentage" office:value="1" table:style-name="ce47">
            <text:p>100,0%</text:p>
          </table:table-cell>
          <table:table-cell office:value-type="float" office:value="157148" table:style-name="ce46">
            <text:p>157.148</text:p>
          </table:table-cell>
          <table:table-cell office:value-type="percentage" office:value="0.98772477859975738" table:style-name="ce47">
            <text:p>98,8%</text:p>
          </table:table-cell>
          <table:table-cell office:value-type="float" office:value="215821" table:style-name="ce46">
            <text:p>215.821</text:p>
          </table:table-cell>
          <table:table-cell office:value-type="percentage" office:value="0.98799234586438633" table:style-name="ce47">
            <text:p>98,8%</text:p>
          </table:table-cell>
          <table:table-cell office:value-type="float" office:value="277027" table:style-name="ce46">
            <text:p>277.027</text:p>
          </table:table-cell>
          <table:table-cell office:value-type="percentage" office:value="0.90096527231216539" table:style-name="ce47">
            <text:p>90,1%</text:p>
          </table:table-cell>
          <table:table-cell office:value-type="float" office:value="275533" table:style-name="ce46">
            <text:p>275.533</text:p>
          </table:table-cell>
          <table:table-cell office:value-type="percentage" office:value="0.83342054717865732" table:style-name="ce47">
            <text:p>83,3%</text:p>
          </table:table-cell>
          <table:table-cell office:value-type="float" office:value="194208" table:style-name="ce46">
            <text:p>194.208</text:p>
          </table:table-cell>
          <table:table-cell office:value-type="percentage" office:value="0.73037709523469263" table:style-name="ce47">
            <text:p>73,0%</text:p>
          </table:table-cell>
          <table:table-cell office:value-type="float" office:value="160901" table:style-name="ce46">
            <text:p>160.901</text:p>
          </table:table-cell>
          <table:table-cell office:value-type="percentage" office:value="0.7377767792048201" table:style-name="ce47">
            <text:p>73,8%</text:p>
          </table:table-cell>
          <table:table-cell office:value-type="float" office:value="140328" table:style-name="ce46">
            <text:p>140.328</text:p>
          </table:table-cell>
          <table:table-cell office:value-type="percentage" office:value="0.80661255834272183" table:style-name="ce47">
            <text:p>80,7%</text:p>
          </table:table-cell>
          <table:table-cell office:value-type="float" office:value="1557183" table:style-name="ce46">
            <text:p>1.557.18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090047236154232" table:style-name="ce47">
            <text:p>86,1%</text:p>
          </table:table-cell>
          <table:table-cell office:value-type="percentage" office:value="0.76137639893194919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037" table:style-name="ce46">
            <text:p>453.037</text:p>
          </table:table-cell>
          <table:table-cell office:value-type="percentage" office:value="1" table:style-name="ce47">
            <text:p>100,0%</text:p>
          </table:table-cell>
          <table:table-cell office:value-type="float" office:value="614219" table:style-name="ce46">
            <text:p>614.219</text:p>
          </table:table-cell>
          <table:table-cell office:value-type="percentage" office:value="0.9668294264684586" table:style-name="ce47">
            <text:p>96,7%</text:p>
          </table:table-cell>
          <table:table-cell office:value-type="float" office:value="787463" table:style-name="ce46">
            <text:p>787.463</text:p>
          </table:table-cell>
          <table:table-cell office:value-type="percentage" office:value="0.94016003171025231" table:style-name="ce47">
            <text:p>94,0%</text:p>
          </table:table-cell>
          <table:table-cell office:value-type="float" office:value="1013691" table:style-name="ce46">
            <text:p>1.013.691</text:p>
          </table:table-cell>
          <table:table-cell office:value-type="percentage" office:value="0.92847551704555864" table:style-name="ce47">
            <text:p>92,8%</text:p>
          </table:table-cell>
          <table:table-cell office:value-type="float" office:value="1108552" table:style-name="ce46">
            <text:p>1.108.552</text:p>
          </table:table-cell>
          <table:table-cell office:value-type="percentage" office:value="0.84188174717392372" table:style-name="ce47">
            <text:p>84,2%</text:p>
          </table:table-cell>
          <table:table-cell office:value-type="float" office:value="748248" table:style-name="ce46">
            <text:p>748.248</text:p>
          </table:table-cell>
          <table:table-cell office:value-type="percentage" office:value="0.71626532089155048" table:style-name="ce47">
            <text:p>71,6%</text:p>
          </table:table-cell>
          <table:table-cell office:value-type="float" office:value="604796" table:style-name="ce46">
            <text:p>604.796</text:p>
          </table:table-cell>
          <table:table-cell office:value-type="percentage" office:value="0.72090924803471068" table:style-name="ce47">
            <text:p>72,1%</text:p>
          </table:table-cell>
          <table:table-cell office:value-type="float" office:value="506796" table:style-name="ce46">
            <text:p>506.796</text:p>
          </table:table-cell>
          <table:table-cell office:value-type="percentage" office:value="0.77235943343605129" table:style-name="ce47">
            <text:p>77,2%</text:p>
          </table:table-cell>
          <table:table-cell office:value-type="float" office:value="5836802" table:style-name="ce46">
            <text:p>5.836.80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981014390625997" table:style-name="ce47">
            <text:p>85,0%</text:p>
          </table:table-cell>
          <table:table-cell office:value-type="percentage" office:value="0.75018543202802812" table:style-name="ce47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186" table:style-name="ce46">
            <text:p>293.186</text:p>
          </table:table-cell>
          <table:table-cell office:value-type="percentage" office:value="1" table:style-name="ce47">
            <text:p>100,0%</text:p>
          </table:table-cell>
          <table:table-cell office:value-type="float" office:value="431740" table:style-name="ce46">
            <text:p>431.740</text:p>
          </table:table-cell>
          <table:table-cell office:value-type="percentage" office:value="0.98601842589674371" table:style-name="ce47">
            <text:p>98,6%</text:p>
          </table:table-cell>
          <table:table-cell office:value-type="float" office:value="564780" table:style-name="ce46">
            <text:p>564.780</text:p>
          </table:table-cell>
          <table:table-cell office:value-type="percentage" office:value="0.97253791792370958" table:style-name="ce47">
            <text:p>97,3%</text:p>
          </table:table-cell>
          <table:table-cell office:value-type="float" office:value="709345" table:style-name="ce46">
            <text:p>709.345</text:p>
          </table:table-cell>
          <table:table-cell office:value-type="percentage" office:value="0.94285915564097866" table:style-name="ce47">
            <text:p>94,3%</text:p>
          </table:table-cell>
          <table:table-cell office:value-type="float" office:value="744175" table:style-name="ce46">
            <text:p>744.175</text:p>
          </table:table-cell>
          <table:table-cell office:value-type="percentage" office:value="0.87386741006214275" table:style-name="ce47">
            <text:p>87,4%</text:p>
          </table:table-cell>
          <table:table-cell office:value-type="float" office:value="496515" table:style-name="ce46">
            <text:p>496.515</text:p>
          </table:table-cell>
          <table:table-cell office:value-type="percentage" office:value="0.76533042316175959" table:style-name="ce47">
            <text:p>76,5%</text:p>
          </table:table-cell>
          <table:table-cell office:value-type="float" office:value="409351" table:style-name="ce46">
            <text:p>409.351</text:p>
          </table:table-cell>
          <table:table-cell office:value-type="percentage" office:value="0.79312222209305483" table:style-name="ce47">
            <text:p>79,3%</text:p>
          </table:table-cell>
          <table:table-cell office:value-type="float" office:value="356743" table:style-name="ce46">
            <text:p>356.743</text:p>
          </table:table-cell>
          <table:table-cell office:value-type="percentage" office:value="0.84032261483849235" table:style-name="ce47">
            <text:p>84,0%</text:p>
          </table:table-cell>
          <table:table-cell office:value-type="float" office:value="4005835" table:style-name="ce46">
            <text:p>4.005.83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247445504125134" table:style-name="ce47">
            <text:p>89,2%</text:p>
          </table:table-cell>
          <table:table-cell office:value-type="percentage" office:value="0.79208135164778892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31" table:style-name="ce46">
            <text:p>77.431</text:p>
          </table:table-cell>
          <table:table-cell office:value-type="percentage" office:value="1" table:style-name="ce47">
            <text:p>100,0%</text:p>
          </table:table-cell>
          <table:table-cell office:value-type="float" office:value="95415" table:style-name="ce46">
            <text:p>95.415</text:p>
          </table:table-cell>
          <table:table-cell office:value-type="percentage" office:value="1" table:style-name="ce47">
            <text:p>100,0%</text:p>
          </table:table-cell>
          <table:table-cell office:value-type="float" office:value="131629" table:style-name="ce46">
            <text:p>131.629</text:p>
          </table:table-cell>
          <table:table-cell office:value-type="percentage" office:value="1.0505359266383074" table:style-name="ce47">
            <text:p>105,1%</text:p>
          </table:table-cell>
          <table:table-cell office:value-type="float" office:value="160246" table:style-name="ce46">
            <text:p>160.246</text:p>
          </table:table-cell>
          <table:table-cell office:value-type="percentage" office:value="0.94699082829046899" table:style-name="ce47">
            <text:p>94,7%</text:p>
          </table:table-cell>
          <table:table-cell office:value-type="float" office:value="144349" table:style-name="ce46">
            <text:p>144.349</text:p>
          </table:table-cell>
          <table:table-cell office:value-type="percentage" office:value="0.90504344991034147" table:style-name="ce47">
            <text:p>90,5%</text:p>
          </table:table-cell>
          <table:table-cell office:value-type="float" office:value="110389" table:style-name="ce46">
            <text:p>110.389</text:p>
          </table:table-cell>
          <table:table-cell office:value-type="percentage" office:value="0.82701398721896324" table:style-name="ce47">
            <text:p>82,7%</text:p>
          </table:table-cell>
          <table:table-cell office:value-type="float" office:value="89859" table:style-name="ce46">
            <text:p>89.859</text:p>
          </table:table-cell>
          <table:table-cell office:value-type="percentage" office:value="0.79296681962583837" table:style-name="ce47">
            <text:p>79,3%</text:p>
          </table:table-cell>
          <table:table-cell office:value-type="float" office:value="73632" table:style-name="ce46">
            <text:p>73.632</text:p>
          </table:table-cell>
          <table:table-cell office:value-type="percentage" office:value="0.86881415929203543" table:style-name="ce47">
            <text:p>86,9%</text:p>
          </table:table-cell>
          <table:table-cell office:value-type="float" office:value="882950" table:style-name="ce46">
            <text:p>882.95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607062658571049" table:style-name="ce47">
            <text:p>92,6%</text:p>
          </table:table-cell>
          <table:table-cell office:value-type="percentage" office:value="0.8298503647131027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01" table:style-name="ce46">
            <text:p>240.701</text:p>
          </table:table-cell>
          <table:table-cell office:value-type="percentage" office:value="1" table:style-name="ce47">
            <text:p>100,0%</text:p>
          </table:table-cell>
          <table:table-cell office:value-type="float" office:value="290101" table:style-name="ce46">
            <text:p>290.101</text:p>
          </table:table-cell>
          <table:table-cell office:value-type="percentage" office:value="1" table:style-name="ce47">
            <text:p>100,0%</text:p>
          </table:table-cell>
          <table:table-cell office:value-type="float" office:value="344778" table:style-name="ce46">
            <text:p>344.778</text:p>
          </table:table-cell>
          <table:table-cell office:value-type="percentage" office:value="0.99380561328463912" table:style-name="ce47">
            <text:p>99,4%</text:p>
          </table:table-cell>
          <table:table-cell office:value-type="float" office:value="388810" table:style-name="ce46">
            <text:p>388.810</text:p>
          </table:table-cell>
          <table:table-cell office:value-type="percentage" office:value="0.9579219934514116" table:style-name="ce47">
            <text:p>95,8%</text:p>
          </table:table-cell>
          <table:table-cell office:value-type="float" office:value="404949" table:style-name="ce46">
            <text:p>404.949</text:p>
          </table:table-cell>
          <table:table-cell office:value-type="percentage" office:value="0.91365030086570809" table:style-name="ce47">
            <text:p>91,4%</text:p>
          </table:table-cell>
          <table:table-cell office:value-type="float" office:value="259323" table:style-name="ce46">
            <text:p>259.323</text:p>
          </table:table-cell>
          <table:table-cell office:value-type="percentage" office:value="0.80184472863998413" table:style-name="ce47">
            <text:p>80,2%</text:p>
          </table:table-cell>
          <table:table-cell office:value-type="float" office:value="193493" table:style-name="ce46">
            <text:p>193.493</text:p>
          </table:table-cell>
          <table:table-cell office:value-type="percentage" office:value="0.83770093644065957" table:style-name="ce47">
            <text:p>83,8%</text:p>
          </table:table-cell>
          <table:table-cell office:value-type="float" office:value="164390" table:style-name="ce46">
            <text:p>164.390</text:p>
          </table:table-cell>
          <table:table-cell office:value-type="percentage" office:value="0.91324226280089105" table:style-name="ce47">
            <text:p>91,3%</text:p>
          </table:table-cell>
          <table:table-cell office:value-type="float" office:value="2286545" table:style-name="ce46">
            <text:p>2.286.54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157376032645389" table:style-name="ce47">
            <text:p>93,2%</text:p>
          </table:table-cell>
          <table:table-cell office:value-type="percentage" office:value="0.84629836417613469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66" table:style-name="ce46">
            <text:p>23.166</text:p>
          </table:table-cell>
          <table:table-cell office:value-type="percentage" office:value="1" table:style-name="ce47">
            <text:p>100,0%</text:p>
          </table:table-cell>
          <table:table-cell office:value-type="float" office:value="28559" table:style-name="ce46">
            <text:p>28.559</text:p>
          </table:table-cell>
          <table:table-cell office:value-type="percentage" office:value="1" table:style-name="ce47">
            <text:p>100,0%</text:p>
          </table:table-cell>
          <table:table-cell office:value-type="float" office:value="37477" table:style-name="ce46">
            <text:p>37.477</text:p>
          </table:table-cell>
          <table:table-cell office:value-type="percentage" office:value="0.99361047775597855" table:style-name="ce47">
            <text:p>99,4%</text:p>
          </table:table-cell>
          <table:table-cell office:value-type="float" office:value="44774" table:style-name="ce46">
            <text:p>44.774</text:p>
          </table:table-cell>
          <table:table-cell office:value-type="percentage" office:value="0.93936723732796246" table:style-name="ce47">
            <text:p>93,9%</text:p>
          </table:table-cell>
          <table:table-cell office:value-type="float" office:value="46761" table:style-name="ce46">
            <text:p>46.761</text:p>
          </table:table-cell>
          <table:table-cell office:value-type="percentage" office:value="0.8831661850529775" table:style-name="ce47">
            <text:p>88,3%</text:p>
          </table:table-cell>
          <table:table-cell office:value-type="float" office:value="30213" table:style-name="ce46">
            <text:p>30.213</text:p>
          </table:table-cell>
          <table:table-cell office:value-type="percentage" office:value="0.76840713141229433" table:style-name="ce47">
            <text:p>76,8%</text:p>
          </table:table-cell>
          <table:table-cell office:value-type="float" office:value="22988" table:style-name="ce46">
            <text:p>22.988</text:p>
          </table:table-cell>
          <table:table-cell office:value-type="percentage" office:value="0.7547442379670366" table:style-name="ce47">
            <text:p>75,5%</text:p>
          </table:table-cell>
          <table:table-cell office:value-type="float" office:value="20850" table:style-name="ce46">
            <text:p>20.850</text:p>
          </table:table-cell>
          <table:table-cell office:value-type="percentage" office:value="0.81662227792574027" table:style-name="ce47">
            <text:p>81,7%</text:p>
          </table:table-cell>
          <table:table-cell office:value-type="float" office:value="254788" table:style-name="ce46">
            <text:p>254.788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723562348135366" table:style-name="ce47">
            <text:p>89,7%</text:p>
          </table:table-cell>
          <table:table-cell office:value-type="percentage" office:value="0.79642653963252619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897" table:style-name="ce46">
            <text:p>370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08747" table:style-name="ce46">
            <text:p>508.747</text:p>
          </table:table-cell>
          <table:table-cell office:value-type="percentage" office:value="0.96705070131785786" table:style-name="ce47">
            <text:p>96,7%</text:p>
          </table:table-cell>
          <table:table-cell office:value-type="float" office:value="676229" table:style-name="ce46">
            <text:p>676.229</text:p>
          </table:table-cell>
          <table:table-cell office:value-type="percentage" office:value="0.96147715914309639" table:style-name="ce47">
            <text:p>96,1%</text:p>
          </table:table-cell>
          <table:table-cell office:value-type="float" office:value="931965" table:style-name="ce46">
            <text:p>931.965</text:p>
          </table:table-cell>
          <table:table-cell office:value-type="percentage" office:value="0.95803997397158458" table:style-name="ce47">
            <text:p>95,8%</text:p>
          </table:table-cell>
          <table:table-cell office:value-type="float" office:value="1009408" table:style-name="ce46">
            <text:p>1.009.408</text:p>
          </table:table-cell>
          <table:table-cell office:value-type="percentage" office:value="0.86572307544527261" table:style-name="ce47">
            <text:p>86,6%</text:p>
          </table:table-cell>
          <table:table-cell office:value-type="float" office:value="716666" table:style-name="ce46">
            <text:p>716.666</text:p>
          </table:table-cell>
          <table:table-cell office:value-type="percentage" office:value="0.75467124383977091" table:style-name="ce47">
            <text:p>75,5%</text:p>
          </table:table-cell>
          <table:table-cell office:value-type="float" office:value="567292" table:style-name="ce46">
            <text:p>567.292</text:p>
          </table:table-cell>
          <table:table-cell office:value-type="percentage" office:value="0.76405535539917169" table:style-name="ce47">
            <text:p>76,4%</text:p>
          </table:table-cell>
          <table:table-cell office:value-type="float" office:value="435405" table:style-name="ce46">
            <text:p>435.405</text:p>
          </table:table-cell>
          <table:table-cell office:value-type="percentage" office:value="0.78657988011749791" table:style-name="ce47">
            <text:p>78,7%</text:p>
          </table:table-cell>
          <table:table-cell office:value-type="float" office:value="5216609" table:style-name="ce46">
            <text:p>5.216.609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26436896206835" table:style-name="ce47">
            <text:p>87,3%</text:p>
          </table:table-cell>
          <table:table-cell office:value-type="percentage" office:value="0.76942406718223078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028" table:style-name="ce46">
            <text:p>73.028</text:p>
          </table:table-cell>
          <table:table-cell office:value-type="percentage" office:value="1" table:style-name="ce47">
            <text:p>100,0%</text:p>
          </table:table-cell>
          <table:table-cell office:value-type="float" office:value="101690" table:style-name="ce46">
            <text:p>101.690</text:p>
          </table:table-cell>
          <table:table-cell office:value-type="percentage" office:value="0.98825061468041475" table:style-name="ce47">
            <text:p>98,8%</text:p>
          </table:table-cell>
          <table:table-cell office:value-type="float" office:value="145543" table:style-name="ce46">
            <text:p>145.543</text:p>
          </table:table-cell>
          <table:table-cell office:value-type="percentage" office:value="0.99070172691938552" table:style-name="ce47">
            <text:p>99,1%</text:p>
          </table:table-cell>
          <table:table-cell office:value-type="float" office:value="204622" table:style-name="ce46">
            <text:p>204.622</text:p>
          </table:table-cell>
          <table:table-cell office:value-type="percentage" office:value="0.95951344862512666" table:style-name="ce47">
            <text:p>96,0%</text:p>
          </table:table-cell>
          <table:table-cell office:value-type="float" office:value="226138" table:style-name="ce46">
            <text:p>226.138</text:p>
          </table:table-cell>
          <table:table-cell office:value-type="percentage" office:value="0.88975711863139717" table:style-name="ce47">
            <text:p>89,0%</text:p>
          </table:table-cell>
          <table:table-cell office:value-type="float" office:value="160202" table:style-name="ce46">
            <text:p>160.202</text:p>
          </table:table-cell>
          <table:table-cell office:value-type="percentage" office:value="0.76650574393668991" table:style-name="ce47">
            <text:p>76,7%</text:p>
          </table:table-cell>
          <table:table-cell office:value-type="float" office:value="132479" table:style-name="ce46">
            <text:p>132.479</text:p>
          </table:table-cell>
          <table:table-cell office:value-type="percentage" office:value="0.76911778366076822" table:style-name="ce47">
            <text:p>76,9%</text:p>
          </table:table-cell>
          <table:table-cell office:value-type="float" office:value="113863" table:style-name="ce46">
            <text:p>113.863</text:p>
          </table:table-cell>
          <table:table-cell office:value-type="percentage" office:value="0.80245112548804032" table:style-name="ce47">
            <text:p>80,2%</text:p>
          </table:table-cell>
          <table:table-cell office:value-type="float" office:value="1157565" table:style-name="ce46">
            <text:p>1.157.56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354500330881425" table:style-name="ce47">
            <text:p>88,4%</text:p>
          </table:table-cell>
          <table:table-cell office:value-type="percentage" office:value="0.76596475370405048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6" table:style-name="ce46">
            <text:p>42.126</text:p>
          </table:table-cell>
          <table:table-cell office:value-type="percentage" office:value="1" table:style-name="ce47">
            <text:p>100,0%</text:p>
          </table:table-cell>
          <table:table-cell office:value-type="float" office:value="55743" table:style-name="ce46">
            <text:p>55.743</text:p>
          </table:table-cell>
          <table:table-cell office:value-type="percentage" office:value="0.99912173788356751" table:style-name="ce47">
            <text:p>99,9%</text:p>
          </table:table-cell>
          <table:table-cell office:value-type="float" office:value="71691" table:style-name="ce46">
            <text:p>71.691</text:p>
          </table:table-cell>
          <table:table-cell office:value-type="percentage" office:value="0.97084394128162066" table:style-name="ce47">
            <text:p>97,1%</text:p>
          </table:table-cell>
          <table:table-cell office:value-type="float" office:value="91274" table:style-name="ce46">
            <text:p>91.274</text:p>
          </table:table-cell>
          <table:table-cell office:value-type="percentage" office:value="0.94394688398452853" table:style-name="ce47">
            <text:p>94,4%</text:p>
          </table:table-cell>
          <table:table-cell office:value-type="float" office:value="94422" table:style-name="ce46">
            <text:p>94.422</text:p>
          </table:table-cell>
          <table:table-cell office:value-type="percentage" office:value="0.87426158774837504" table:style-name="ce47">
            <text:p>87,4%</text:p>
          </table:table-cell>
          <table:table-cell office:value-type="float" office:value="62757" table:style-name="ce46">
            <text:p>62.757</text:p>
          </table:table-cell>
          <table:table-cell office:value-type="percentage" office:value="0.77152973285305071" table:style-name="ce47">
            <text:p>77,2%</text:p>
          </table:table-cell>
          <table:table-cell office:value-type="float" office:value="55161" table:style-name="ce46">
            <text:p>55.161</text:p>
          </table:table-cell>
          <table:table-cell office:value-type="percentage" office:value="0.80967898190144871" table:style-name="ce47">
            <text:p>81,0%</text:p>
          </table:table-cell>
          <table:table-cell office:value-type="float" office:value="47730" table:style-name="ce46">
            <text:p>47.730</text:p>
          </table:table-cell>
          <table:table-cell office:value-type="percentage" office:value="0.84645669291338588" table:style-name="ce47">
            <text:p>84,6%</text:p>
          </table:table-cell>
          <table:table-cell office:value-type="float" office:value="520904" table:style-name="ce46">
            <text:p>520.90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601860484317641" table:style-name="ce47">
            <text:p>89,6%</text:p>
          </table:table-cell>
          <table:table-cell office:value-type="percentage" office:value="0.78781966645341706" table:style-name="ce47">
            <text:p>78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13" table:style-name="ce46">
            <text:p>161.913</text:p>
          </table:table-cell>
          <table:table-cell office:value-type="percentage" office:value="1.0250902184235517" table:style-name="ce47">
            <text:p>102,5%</text:p>
          </table:table-cell>
          <table:table-cell office:value-type="float" office:value="212197" table:style-name="ce46">
            <text:p>212.197</text:p>
          </table:table-cell>
          <table:table-cell office:value-type="percentage" office:value="0.99585134291654342" table:style-name="ce47">
            <text:p>99,6%</text:p>
          </table:table-cell>
          <table:table-cell office:value-type="float" office:value="273269" table:style-name="ce46">
            <text:p>273.269</text:p>
          </table:table-cell>
          <table:table-cell office:value-type="percentage" office:value="0.97554610719015844" table:style-name="ce47">
            <text:p>97,6%</text:p>
          </table:table-cell>
          <table:table-cell office:value-type="float" office:value="320496" table:style-name="ce46">
            <text:p>320.496</text:p>
          </table:table-cell>
          <table:table-cell office:value-type="percentage" office:value="0.94269906493674571" table:style-name="ce47">
            <text:p>94,3%</text:p>
          </table:table-cell>
          <table:table-cell office:value-type="float" office:value="315713" table:style-name="ce46">
            <text:p>315.713</text:p>
          </table:table-cell>
          <table:table-cell office:value-type="percentage" office:value="0.87181505137615189" table:style-name="ce47">
            <text:p>87,2%</text:p>
          </table:table-cell>
          <table:table-cell office:value-type="float" office:value="196707" table:style-name="ce46">
            <text:p>196.707</text:p>
          </table:table-cell>
          <table:table-cell office:value-type="percentage" office:value="0.7549886199207041" table:style-name="ce47">
            <text:p>75,5%</text:p>
          </table:table-cell>
          <table:table-cell office:value-type="float" office:value="157500" table:style-name="ce46">
            <text:p>157.500</text:p>
          </table:table-cell>
          <table:table-cell office:value-type="percentage" office:value="0.78150585012950669" table:style-name="ce47">
            <text:p>78,2%</text:p>
          </table:table-cell>
          <table:table-cell office:value-type="float" office:value="141737" table:style-name="ce46">
            <text:p>141.737</text:p>
          </table:table-cell>
          <table:table-cell office:value-type="percentage" office:value="0.84064030936028378" table:style-name="ce47">
            <text:p>84,1%</text:p>
          </table:table-cell>
          <table:table-cell office:value-type="float" office:value="1779532" table:style-name="ce46">
            <text:p>1.779.53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696730198397834" table:style-name="ce47">
            <text:p>89,7%</text:p>
          </table:table-cell>
          <table:table-cell office:value-type="percentage" office:value="0.80140904947705571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9" table:style-name="ce46">
            <text:p>3.859</text:p>
          </table:table-cell>
          <table:table-cell office:value-type="percentage" office:value="0.89370078740157477" table:style-name="ce47">
            <text:p>89,4%</text:p>
          </table:table-cell>
          <table:table-cell office:value-type="float" office:value="7523" table:style-name="ce46">
            <text:p>7.523</text:p>
          </table:table-cell>
          <table:table-cell office:value-type="percentage" office:value="0.95749013618429424" table:style-name="ce47">
            <text:p>95,7%</text:p>
          </table:table-cell>
          <table:table-cell office:value-type="float" office:value="10443" table:style-name="ce46">
            <text:p>10.443</text:p>
          </table:table-cell>
          <table:table-cell office:value-type="percentage" office:value="0.90368639667705086" table:style-name="ce47">
            <text:p>90,4%</text:p>
          </table:table-cell>
          <table:table-cell office:value-type="float" office:value="10881" table:style-name="ce46">
            <text:p>10.881</text:p>
          </table:table-cell>
          <table:table-cell office:value-type="percentage" office:value="0.86070242050308499" table:style-name="ce47">
            <text:p>86,1%</text:p>
          </table:table-cell>
          <table:table-cell office:value-type="float" office:value="8795" table:style-name="ce46">
            <text:p>8.795</text:p>
          </table:table-cell>
          <table:table-cell office:value-type="percentage" office:value="0.7394484614091138" table:style-name="ce47">
            <text:p>73,9%</text:p>
          </table:table-cell>
          <table:table-cell office:value-type="float" office:value="8410" table:style-name="ce46">
            <text:p>8.410</text:p>
          </table:table-cell>
          <table:table-cell office:value-type="percentage" office:value="0.76684599252302366" table:style-name="ce47">
            <text:p>76,7%</text:p>
          </table:table-cell>
          <table:table-cell office:value-type="float" office:value="7603" table:style-name="ce46">
            <text:p>7.603</text:p>
          </table:table-cell>
          <table:table-cell office:value-type="percentage" office:value="0.83311417926802545" table:style-name="ce47">
            <text:p>83,3%</text:p>
          </table:table-cell>
          <table:table-cell office:value-type="float" office:value="59893" table:style-name="ce46">
            <text:p>59.89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4397942647784119" table:style-name="ce47">
            <text:p>84,4%</text:p>
          </table:table-cell>
          <table:table-cell office:value-type="percentage" office:value="0.71130139426616945" table:style-name="ce47">
            <text:p>7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style-name="ce46">
            <text:p>1.965</text:p>
          </table:table-cell>
          <table:table-cell office:value-type="percentage" office:value="0.83652618135376755" table:style-name="ce47">
            <text:p>83,7%</text:p>
          </table:table-cell>
          <table:table-cell office:value-type="float" office:value="3242" table:style-name="ce46">
            <text:p>3.242</text:p>
          </table:table-cell>
          <table:table-cell office:value-type="percentage" office:value="0.86499466382070433" table:style-name="ce47">
            <text:p>86,5%</text:p>
          </table:table-cell>
          <table:table-cell office:value-type="float" office:value="7004" table:style-name="ce46">
            <text:p>7.004</text:p>
          </table:table-cell>
          <table:table-cell office:value-type="percentage" office:value="0.89485115625399259" table:style-name="ce47">
            <text:p>89,5%</text:p>
          </table:table-cell>
          <table:table-cell office:value-type="float" office:value="9487" table:style-name="ce46">
            <text:p>9.487</text:p>
          </table:table-cell>
          <table:table-cell office:value-type="percentage" office:value="0.83963182582529428" table:style-name="ce47">
            <text:p>84,0%</text:p>
          </table:table-cell>
          <table:table-cell office:value-type="float" office:value="9822" table:style-name="ce46">
            <text:p>9.822</text:p>
          </table:table-cell>
          <table:table-cell office:value-type="percentage" office:value="0.81836360606565572" table:style-name="ce47">
            <text:p>81,8%</text:p>
          </table:table-cell>
          <table:table-cell office:value-type="float" office:value="8223" table:style-name="ce46">
            <text:p>8.223</text:p>
          </table:table-cell>
          <table:table-cell office:value-type="percentage" office:value="0.6777383994065771" table:style-name="ce47">
            <text:p>67,8%</text:p>
          </table:table-cell>
          <table:table-cell office:value-type="float" office:value="7922" table:style-name="ce46">
            <text:p>7.922</text:p>
          </table:table-cell>
          <table:table-cell office:value-type="percentage" office:value="0.66044185077115469" table:style-name="ce47">
            <text:p>66,0%</text:p>
          </table:table-cell>
          <table:table-cell office:value-type="float" office:value="7134" table:style-name="ce46">
            <text:p>7.134</text:p>
          </table:table-cell>
          <table:table-cell office:value-type="percentage" office:value="0.74514309588468775" table:style-name="ce47">
            <text:p>74,5%</text:p>
          </table:table-cell>
          <table:table-cell office:value-type="float" office:value="54799" table:style-name="ce46">
            <text:p>54.79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261127638275973" table:style-name="ce47">
            <text:p>77,3%</text:p>
          </table:table-cell>
          <table:table-cell office:value-type="percentage" office:value="0.62932380908631536" table:style-name="ce47">
            <text:p>62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1" table:style-name="ce46">
            <text:p>3.401</text:p>
          </table:table-cell>
          <table:table-cell office:value-type="string" table:style-name="ce47">
            <text:p>-</text:p>
          </table:table-cell>
          <table:table-cell office:value-type="float" office:value="8941" table:style-name="ce46">
            <text:p>8.941</text:p>
          </table:table-cell>
          <table:table-cell office:value-type="string" table:style-name="ce47">
            <text:p>-</text:p>
          </table:table-cell>
          <table:table-cell office:value-type="float" office:value="20707" table:style-name="ce46">
            <text:p>20.707</text:p>
          </table:table-cell>
          <table:table-cell office:value-type="string" table:style-name="ce47">
            <text:p>-</text:p>
          </table:table-cell>
          <table:table-cell office:value-type="float" office:value="29938" table:style-name="ce46">
            <text:p>29.938</text:p>
          </table:table-cell>
          <table:table-cell office:value-type="string" table:style-name="ce47">
            <text:p>-</text:p>
          </table:table-cell>
          <table:table-cell office:value-type="float" office:value="22616" table:style-name="ce46">
            <text:p>22.616</text:p>
          </table:table-cell>
          <table:table-cell office:value-type="string" table:style-name="ce47">
            <text:p>-</text:p>
          </table:table-cell>
          <table:table-cell office:value-type="float" office:value="1151" table:style-name="ce46">
            <text:p>1.151</text:p>
          </table:table-cell>
          <table:table-cell office:value-type="string" table:style-name="ce47">
            <text:p>-</text:p>
          </table:table-cell>
          <table:table-cell office:value-type="float" office:value="86794" table:style-name="ce46">
            <text:p>86.79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11" table:style-name="ce49">
            <text:p>211</text:p>
          </table:table-cell>
          <table:table-cell office:value-type="string" table:style-name="ce50">
            <text:p>-</text:p>
          </table:table-cell>
          <table:table-cell office:value-type="float" office:value="663" table:style-name="ce49">
            <text:p>663</text:p>
          </table:table-cell>
          <table:table-cell office:value-type="string" table:style-name="ce50">
            <text:p>-</text:p>
          </table:table-cell>
          <table:table-cell office:value-type="float" office:value="1259" table:style-name="ce49">
            <text:p>1.259</text:p>
          </table:table-cell>
          <table:table-cell office:value-type="string" table:style-name="ce50">
            <text:p>-</text:p>
          </table:table-cell>
          <table:table-cell office:value-type="float" office:value="1448" table:style-name="ce49">
            <text:p>1.448</text:p>
          </table:table-cell>
          <table:table-cell office:value-type="string" table:style-name="ce50">
            <text:p>-</text:p>
          </table:table-cell>
          <table:table-cell office:value-type="float" office:value="1222" table:style-name="ce49">
            <text:p>1.222</text:p>
          </table:table-cell>
          <table:table-cell office:value-type="string" table:style-name="ce50">
            <text:p>-</text:p>
          </table:table-cell>
          <table:table-cell office:value-type="float" office:value="155" table:style-name="ce49">
            <text:p>155</text:p>
          </table:table-cell>
          <table:table-cell office:value-type="string" table:style-name="ce50">
            <text:p>-</text:p>
          </table:table-cell>
          <table:table-cell office:value-type="float" office:value="5016" table:style-name="ce49">
            <text:p>5.01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4195" table:style-name="ce53">
            <text:p>2.904.195</text:p>
          </table:table-cell>
          <table:table-cell office:value-type="percentage" office:value="1" table:style-name="ce54">
            <text:p>100,0%</text:p>
          </table:table-cell>
          <table:table-cell office:value-type="float" office:value="3918141" table:style-name="ce53">
            <text:p>3.918.141</text:p>
          </table:table-cell>
          <table:table-cell office:value-type="percentage" office:value="0.98941830206474923" table:style-name="ce54">
            <text:p>98,9%</text:p>
          </table:table-cell>
          <table:table-cell office:value-type="float" office:value="5211645" table:style-name="ce53">
            <text:p>5.211.645</text:p>
          </table:table-cell>
          <table:table-cell office:value-type="percentage" office:value="0.97651464703111457" table:style-name="ce54">
            <text:p>97,7%</text:p>
          </table:table-cell>
          <table:table-cell office:value-type="float" office:value="6612484" table:style-name="ce53">
            <text:p>6.612.484</text:p>
          </table:table-cell>
          <table:table-cell office:value-type="percentage" office:value="0.94016725562630143" table:style-name="ce54">
            <text:p>94,0%</text:p>
          </table:table-cell>
          <table:table-cell office:value-type="float" office:value="6863964" table:style-name="ce53">
            <text:p>6.863.964</text:p>
          </table:table-cell>
          <table:table-cell office:value-type="percentage" office:value="0.86976593365947197" table:style-name="ce54">
            <text:p>87,0%</text:p>
          </table:table-cell>
          <table:table-cell office:value-type="float" office:value="4743180" table:style-name="ce53">
            <text:p>4.743.180</text:p>
          </table:table-cell>
          <table:table-cell office:value-type="percentage" office:value="0.76129585838989866" table:style-name="ce54">
            <text:p>76,1%</text:p>
          </table:table-cell>
          <table:table-cell office:value-type="float" office:value="3813500" table:style-name="ce53">
            <text:p>3.813.500</text:p>
          </table:table-cell>
          <table:table-cell office:value-type="percentage" office:value="0.77123915997929071" table:style-name="ce54">
            <text:p>77,1%</text:p>
          </table:table-cell>
          <table:table-cell office:value-type="float" office:value="3195938" table:style-name="ce53">
            <text:p>3.195.938</text:p>
          </table:table-cell>
          <table:table-cell office:value-type="percentage" office:value="0.8218555059472531" table:style-name="ce54">
            <text:p>82,2%</text:p>
          </table:table-cell>
          <table:table-cell office:value-type="float" office:value="37263047" table:style-name="ce53">
            <text:p>37.263.04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469135924988485" table:style-name="ce54">
            <text:p>88,5%</text:p>
          </table:table-cell>
          <table:table-cell office:value-type="percentage" office:value="0.78529868677648074" table:style-name="ce54">
            <text:p>78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0-27T14:15:10Z</dc:date>
  </office:meta>
</office:document-meta>
</file>